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Mangal1" svg:font-family="Mangal"/>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863a" officeooo:paragraph-rsid="0004863a"/>
    </style:style>
    <style:style style:name="P2" style:family="paragraph" style:parent-style-name="Standard">
      <style:text-properties style:font-name="Times New Roman" fo:font-size="16pt" fo:font-weight="bold" officeooo:rsid="0004863a" officeooo:paragraph-rsid="0004863a" style:font-size-asian="16pt" style:font-weight-asian="bold" style:font-size-complex="16pt" style:font-weight-complex="bold"/>
    </style:style>
    <style:style style:name="P3" style:family="paragraph" style:parent-style-name="Standard">
      <style:text-properties style:font-name="Times New Roman" officeooo:rsid="0004863a" officeooo:paragraph-rsid="0004863a"/>
    </style:style>
    <style:style style:name="P4" style:family="paragraph" style:parent-style-name="Standard">
      <style:paragraph-properties fo:text-align="justify" style:justify-single-word="false"/>
      <style:text-properties style:font-name="Times New Roman" officeooo:rsid="0004863a" officeooo:paragraph-rsid="0004863a"/>
    </style:style>
    <style:style style:name="P5" style:family="paragraph" style:parent-style-name="Standard">
      <style:text-properties style:font-name="Times New Roman" officeooo:rsid="0004863a" officeooo:paragraph-rsid="0037d3c3"/>
    </style:style>
    <style:style style:name="P6" style:family="paragraph" style:parent-style-name="Standard">
      <style:text-properties style:font-name="Times New Roman" style:rfc-language-tag="sr-Latn-RS" fo:language="sr" fo:script="Latn" fo:country="RS" officeooo:rsid="00156a96" officeooo:paragraph-rsid="00156a96"/>
    </style:style>
    <style:style style:name="P7" style:family="paragraph" style:parent-style-name="Standard">
      <style:text-properties style:font-name="Times New Roman" style:rfc-language-tag="sr-Latn-RS" fo:language="sr" fo:script="Latn" fo:country="RS" officeooo:rsid="00156a96" officeooo:paragraph-rsid="0014e7e1"/>
    </style:style>
    <style:style style:name="P8" style:family="paragraph" style:parent-style-name="Standard">
      <style:text-properties style:font-name="Times New Roman" style:rfc-language-tag="sr-Latn-RS" fo:language="sr" fo:script="Latn" fo:country="RS" officeooo:rsid="0016261d" officeooo:paragraph-rsid="0016261d"/>
    </style:style>
    <style:style style:name="P9" style:family="paragraph" style:parent-style-name="Standard">
      <style:text-properties style:font-name="Times New Roman" style:rfc-language-tag="sr-Latn-RS" fo:language="sr" fo:script="Latn" fo:country="RS" officeooo:rsid="00168410" officeooo:paragraph-rsid="00168410"/>
    </style:style>
    <style:style style:name="P10" style:family="paragraph" style:parent-style-name="Standard">
      <style:text-properties style:font-name="Times New Roman" style:rfc-language-tag="sr-Latn-RS" fo:language="sr" fo:script="Latn" fo:country="RS" officeooo:rsid="00089a66" officeooo:paragraph-rsid="0004863a"/>
    </style:style>
    <style:style style:name="P11" style:family="paragraph" style:parent-style-name="Standard">
      <style:text-properties style:font-name="Times New Roman" style:rfc-language-tag="sr-Latn-RS" fo:language="sr" fo:script="Latn" fo:country="RS" officeooo:rsid="000cebb4" officeooo:paragraph-rsid="0004863a"/>
    </style:style>
    <style:style style:name="P12" style:family="paragraph" style:parent-style-name="Standard">
      <style:text-properties style:font-name="Times New Roman" style:rfc-language-tag="sr-Latn-RS" fo:language="sr" fo:script="Latn" fo:country="RS" officeooo:rsid="000ded1b" officeooo:paragraph-rsid="0004863a"/>
    </style:style>
    <style:style style:name="P13" style:family="paragraph" style:parent-style-name="Standard">
      <style:text-properties style:font-name="Times New Roman" style:rfc-language-tag="sr-Latn-RS" fo:language="sr" fo:script="Latn" fo:country="RS" officeooo:rsid="000f4cc1" officeooo:paragraph-rsid="0004863a"/>
    </style:style>
    <style:style style:name="P14" style:family="paragraph" style:parent-style-name="Standard">
      <style:text-properties style:font-name="Times New Roman" style:rfc-language-tag="sr-Latn-RS" fo:language="sr" fo:script="Latn" fo:country="RS" officeooo:rsid="001178fd" officeooo:paragraph-rsid="0004863a"/>
    </style:style>
    <style:style style:name="P15" style:family="paragraph" style:parent-style-name="Standard">
      <style:text-properties style:font-name="Times New Roman" style:rfc-language-tag="sr-Latn-RS" fo:language="sr" fo:script="Latn" fo:country="RS" officeooo:rsid="001306c2" officeooo:paragraph-rsid="0004863a"/>
    </style:style>
    <style:style style:name="P16" style:family="paragraph" style:parent-style-name="Standard">
      <style:text-properties style:font-name="Times New Roman" style:rfc-language-tag="sr-Latn-RS" fo:language="sr" fo:script="Latn" fo:country="RS" officeooo:rsid="001fd248" officeooo:paragraph-rsid="001fd248"/>
    </style:style>
    <style:style style:name="P17" style:family="paragraph" style:parent-style-name="Standard">
      <style:text-properties style:font-name="Times New Roman" style:rfc-language-tag="sr-Latn-RS" fo:language="sr" fo:script="Latn" fo:country="RS" officeooo:rsid="0029f6e8" officeooo:paragraph-rsid="0029f6e8"/>
    </style:style>
    <style:style style:name="P18" style:family="paragraph" style:parent-style-name="Standard">
      <style:text-properties style:font-name="Times New Roman" style:rfc-language-tag="sr-Latn-RS" fo:language="sr" fo:script="Latn" fo:country="RS" officeooo:rsid="0029f6e8" officeooo:paragraph-rsid="0004863a"/>
    </style:style>
    <style:style style:name="P19" style:family="paragraph" style:parent-style-name="Standard">
      <style:text-properties style:font-name="Times New Roman" style:rfc-language-tag="sr-Latn-RS" fo:language="sr" fo:script="Latn" fo:country="RS" officeooo:rsid="00312a04" officeooo:paragraph-rsid="00312a04"/>
    </style:style>
    <style:style style:name="P20" style:family="paragraph" style:parent-style-name="Standard">
      <style:text-properties style:font-name="Times New Roman" style:rfc-language-tag="sr-Latn-RS" fo:language="sr" fo:script="Latn" fo:country="RS" officeooo:rsid="003163a5" officeooo:paragraph-rsid="003163a5"/>
    </style:style>
    <style:style style:name="P21" style:family="paragraph" style:parent-style-name="Standard">
      <style:text-properties style:font-name="Times New Roman" style:rfc-language-tag="sr-Latn-RS" fo:language="sr" fo:script="Latn" fo:country="RS" officeooo:rsid="00231904" officeooo:paragraph-rsid="0004863a"/>
    </style:style>
    <style:style style:name="P22" style:family="paragraph" style:parent-style-name="Standard">
      <style:text-properties style:font-name="Times New Roman" style:rfc-language-tag="sr-Latn-RS" fo:language="sr" fo:script="Latn" fo:country="RS" officeooo:rsid="0023acae" officeooo:paragraph-rsid="0004863a"/>
    </style:style>
    <style:style style:name="P23" style:family="paragraph" style:parent-style-name="Standard">
      <style:text-properties style:font-name="Times New Roman" style:rfc-language-tag="sr-Latn-RS" fo:language="sr" fo:script="Latn" fo:country="RS" officeooo:rsid="0026c27c" officeooo:paragraph-rsid="0004863a"/>
    </style:style>
    <style:style style:name="P24" style:family="paragraph" style:parent-style-name="Standard">
      <style:text-properties style:font-name="Times New Roman" style:rfc-language-tag="sr-Latn-RS" fo:language="sr" fo:script="Latn" fo:country="RS" officeooo:rsid="00278297" officeooo:paragraph-rsid="0004863a"/>
    </style:style>
    <style:style style:name="P25" style:family="paragraph" style:parent-style-name="Standard">
      <style:text-properties style:font-name="Times New Roman" style:rfc-language-tag="sr-Latn-RS" fo:language="sr" fo:script="Latn" fo:country="RS" officeooo:rsid="0027ab8b" officeooo:paragraph-rsid="0004863a"/>
    </style:style>
    <style:style style:name="P26" style:family="paragraph" style:parent-style-name="Standard">
      <style:text-properties style:font-name="Times New Roman" style:rfc-language-tag="sr-Latn-RS" fo:language="sr" fo:script="Latn" fo:country="RS" officeooo:rsid="003048a9" officeooo:paragraph-rsid="003048a9" fo:background-color="transparent"/>
    </style:style>
    <style:style style:name="P27" style:family="paragraph" style:parent-style-name="Standard">
      <style:text-properties style:font-name="Times New Roman" officeooo:rsid="0014e7e1" officeooo:paragraph-rsid="0014e7e1"/>
    </style:style>
    <style:style style:name="P28" style:family="paragraph" style:parent-style-name="Standard">
      <style:text-properties style:font-name="Times New Roman" fo:language="en" fo:country="US" officeooo:rsid="00202179" officeooo:paragraph-rsid="001fd248"/>
    </style:style>
    <style:style style:name="P29" style:family="paragraph" style:parent-style-name="Standard">
      <style:text-properties style:font-name="Times New Roman" officeooo:rsid="0004863a" officeooo:paragraph-rsid="0004863a" fo:background-color="transparent"/>
    </style:style>
    <style:style style:name="P30" style:family="paragraph" style:parent-style-name="Standard">
      <style:text-properties style:font-name="Times New Roman" officeooo:rsid="00453e1c" officeooo:paragraph-rsid="00453e1c"/>
    </style:style>
    <style:style style:name="P31" style:family="paragraph" style:parent-style-name="Standard">
      <style:paragraph-properties fo:text-align="justify" style:justify-single-word="false"/>
      <style:text-properties style:font-name="Times New Roman" officeooo:rsid="00453e1c" officeooo:paragraph-rsid="00453e1c"/>
    </style:style>
    <style:style style:name="P32" style:family="paragraph" style:parent-style-name="Standard">
      <style:text-properties style:rfc-language-tag="sr-Latn-RS" fo:language="sr" fo:script="Latn" fo:country="RS" officeooo:rsid="003480f1" officeooo:paragraph-rsid="003480f1"/>
    </style:style>
    <style:style style:name="P33" style:family="paragraph" style:parent-style-name="Standard">
      <style:text-properties style:rfc-language-tag="sr-Latn-RS" fo:language="sr" fo:script="Latn" fo:country="RS" officeooo:rsid="003480f1" officeooo:paragraph-rsid="0032e282"/>
    </style:style>
    <style:style style:name="P34" style:family="paragraph" style:parent-style-name="Standard">
      <style:text-properties style:rfc-language-tag="sr-Latn-RS" fo:language="sr" fo:script="Latn" fo:country="RS" officeooo:rsid="00369508" officeooo:paragraph-rsid="00369c81"/>
    </style:style>
    <style:style style:name="P35" style:family="paragraph" style:parent-style-name="Standard">
      <style:text-properties style:rfc-language-tag="sr-Latn-RS" fo:language="sr" fo:script="Latn" fo:country="RS" officeooo:rsid="00369c81" officeooo:paragraph-rsid="00369c81"/>
    </style:style>
    <style:style style:name="P36" style:family="paragraph" style:parent-style-name="Standard">
      <style:text-properties officeooo:rsid="0032e282" officeooo:paragraph-rsid="0032e282"/>
    </style:style>
    <style:style style:name="P37" style:family="paragraph" style:parent-style-name="Standard">
      <style:text-properties fo:language="en" fo:country="US" officeooo:rsid="004144ee" officeooo:paragraph-rsid="004144ee"/>
    </style:style>
    <style:style style:name="P38" style:family="paragraph" style:parent-style-name="Standard">
      <style:text-properties fo:language="en" fo:country="US" officeooo:rsid="00415f9a" officeooo:paragraph-rsid="00415f9a"/>
    </style:style>
    <style:style style:name="P39" style:family="paragraph" style:parent-style-name="Standard">
      <style:text-properties officeooo:rsid="00415f9a" officeooo:paragraph-rsid="00415f9a"/>
    </style:style>
    <style:style style:name="P40" style:family="paragraph" style:parent-style-name="Standard">
      <style:text-properties officeooo:rsid="00416032" officeooo:paragraph-rsid="00416032"/>
    </style:style>
    <style:style style:name="P41"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officeooo:rsid="0004863a" officeooo:paragraph-rsid="0004863a"/>
    </style:style>
    <style:style style:name="P42"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officeooo:rsid="0004863a" officeooo:paragraph-rsid="0004863a"/>
    </style:style>
    <style:style style:name="P43"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officeooo:rsid="0004863a" officeooo:paragraph-rsid="001cba2e"/>
    </style:style>
    <style:style style:name="P44"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style:rfc-language-tag="sr-Latn-RS" fo:language="sr" fo:script="Latn" fo:country="RS" officeooo:rsid="00156a96" officeooo:paragraph-rsid="00156a96"/>
    </style:style>
    <style:style style:name="P45"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style:rfc-language-tag="sr-Latn-RS" fo:language="sr" fo:script="Latn" fo:country="RS" officeooo:rsid="00156a96" officeooo:paragraph-rsid="0014e7e1"/>
    </style:style>
    <style:style style:name="P46"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style:rfc-language-tag="sr-Latn-RS" fo:language="sr" fo:script="Latn" fo:country="RS" officeooo:rsid="0016261d" officeooo:paragraph-rsid="0016261d"/>
    </style:style>
    <style:style style:name="P47"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style:rfc-language-tag="sr-Latn-RS" fo:language="sr" fo:script="Latn" fo:country="RS" officeooo:rsid="00168410" officeooo:paragraph-rsid="00168410"/>
    </style:style>
    <style:style style:name="P48"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style:rfc-language-tag="sr-Latn-RS" fo:language="sr" fo:script="Latn" fo:country="RS" officeooo:rsid="00089a66" officeooo:paragraph-rsid="0004863a"/>
    </style:style>
    <style:style style:name="P49"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style:rfc-language-tag="sr-Latn-RS" fo:language="sr" fo:script="Latn" fo:country="RS" officeooo:rsid="000cebb4" officeooo:paragraph-rsid="0004863a"/>
    </style:style>
    <style:style style:name="P50"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style:rfc-language-tag="sr-Latn-RS" fo:language="sr" fo:script="Latn" fo:country="RS" officeooo:rsid="001178fd" officeooo:paragraph-rsid="0004863a"/>
    </style:style>
    <style:style style:name="P51"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style:rfc-language-tag="sr-Latn-RS" fo:language="sr" fo:script="Latn" fo:country="RS" officeooo:rsid="001fd248" officeooo:paragraph-rsid="001fd248"/>
    </style:style>
    <style:style style:name="P52"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style:rfc-language-tag="sr-Latn-RS" fo:language="sr" fo:script="Latn" fo:country="RS" officeooo:rsid="0029f6e8" officeooo:paragraph-rsid="0029f6e8"/>
    </style:style>
    <style:style style:name="P53"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style:rfc-language-tag="sr-Latn-RS" fo:language="sr" fo:script="Latn" fo:country="RS" officeooo:rsid="0029f6e8" officeooo:paragraph-rsid="002f244d"/>
    </style:style>
    <style:style style:name="P54"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style:rfc-language-tag="sr-Latn-RS" fo:language="sr" fo:script="Latn" fo:country="RS" officeooo:rsid="0029f6e8" officeooo:paragraph-rsid="0004863a"/>
    </style:style>
    <style:style style:name="P55"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style:rfc-language-tag="sr-Latn-RS" fo:language="sr" fo:script="Latn" fo:country="RS" officeooo:rsid="00312a04" officeooo:paragraph-rsid="00312a04"/>
    </style:style>
    <style:style style:name="P56"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style:rfc-language-tag="sr-Latn-RS" fo:language="sr" fo:script="Latn" fo:country="RS" officeooo:rsid="00312a04" officeooo:paragraph-rsid="00312a04"/>
    </style:style>
    <style:style style:name="P57"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style:rfc-language-tag="sr-Latn-RS" fo:language="sr" fo:script="Latn" fo:country="RS" officeooo:rsid="00231904" officeooo:paragraph-rsid="0004863a"/>
    </style:style>
    <style:style style:name="P58"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style:rfc-language-tag="sr-Latn-RS" fo:language="sr" fo:script="Latn" fo:country="RS" officeooo:rsid="00278297" officeooo:paragraph-rsid="0004863a"/>
    </style:style>
    <style:style style:name="P59"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style:rfc-language-tag="sr-Latn-RS" fo:language="sr" fo:script="Latn" fo:country="RS" officeooo:rsid="0027ab8b" officeooo:paragraph-rsid="0004863a"/>
    </style:style>
    <style:style style:name="P60"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officeooo:rsid="0037d3c3" officeooo:paragraph-rsid="0037d3c3"/>
    </style:style>
    <style:style style:name="P61"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officeooo:rsid="0004863a" officeooo:paragraph-rsid="0004863a" fo:background-color="transparent"/>
    </style:style>
    <style:style style:name="P62"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officeooo:rsid="00453e1c" officeooo:paragraph-rsid="00453e1c"/>
    </style:style>
    <style:style style:name="P63"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officeooo:rsid="0004863a" officeooo:paragraph-rsid="0004863a"/>
    </style:style>
    <style:style style:name="P64"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rfc-language-tag="sr-Latn-RS" fo:language="sr" fo:script="Latn" fo:country="RS" officeooo:rsid="00369508" officeooo:paragraph-rsid="00369c81"/>
    </style:style>
    <style:style style:name="P65"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rfc-language-tag="sr-Latn-RS" fo:language="sr" fo:script="Latn" fo:country="RS" officeooo:rsid="003480f1" officeooo:paragraph-rsid="0032e282"/>
    </style:style>
    <style:style style:name="P66"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rfc-language-tag="sr-Latn-RS" fo:language="sr" fo:script="Latn" fo:country="RS" officeooo:rsid="00369c81" officeooo:paragraph-rsid="00369c81" fo:background-color="#ffff99"/>
    </style:style>
    <style:style style:name="P67" style:family="paragraph" style:parent-style-name="Standard" style:master-page-name="">
      <loext:graphic-properties draw:fill="none"/>
      <style:paragraph-properties fo:margin-left="0.5in" fo:margin-right="0in" fo:text-indent="0in" style:auto-text-indent="false" style:page-number="auto" fo:background-color="transparent"/>
      <style:text-properties fo:language="en" fo:country="US" officeooo:rsid="004144ee" officeooo:paragraph-rsid="004144ee" fo:background-color="#ffff99"/>
    </style:style>
    <style:style style:name="P68" style:family="paragraph" style:parent-style-name="Standard" style:master-page-name="">
      <loext:graphic-properties draw:fill="none"/>
      <style:paragraph-properties fo:margin-left="0.5in" fo:margin-right="0in" fo:text-indent="0in" style:auto-text-indent="false" style:page-number="auto" fo:background-color="transparent"/>
      <style:text-properties fo:language="en" fo:country="US" officeooo:rsid="00415f9a" officeooo:paragraph-rsid="00415f9a" fo:background-color="#ffff99"/>
    </style:style>
    <style:style style:name="P69"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415f9a" officeooo:paragraph-rsid="00415f9a" fo:background-color="#ffff99"/>
    </style:style>
    <style:style style:name="P70"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416032" officeooo:paragraph-rsid="00416032" fo:background-color="#ffff99"/>
    </style:style>
    <style:style style:name="P71" style:family="paragraph" style:parent-style-name="Standard">
      <loext:graphic-properties draw:fill="none"/>
      <style:paragraph-properties fo:margin-left="0.5in" fo:margin-right="0in" fo:text-indent="0in" style:auto-text-indent="false" fo:background-color="transparent"/>
      <style:text-properties style:font-name="Times New Roman" officeooo:rsid="0004863a" officeooo:paragraph-rsid="0004863a"/>
    </style:style>
    <style:style style:name="P72" style:family="paragraph" style:parent-style-name="Standard">
      <loext:graphic-properties draw:fill="none"/>
      <style:paragraph-properties fo:margin-left="0.5in" fo:margin-right="0in" fo:text-indent="0in" style:auto-text-indent="false" fo:background-color="transparent"/>
      <style:text-properties style:font-name="Times New Roman" officeooo:rsid="0004863a" officeooo:paragraph-rsid="001cba2e"/>
    </style:style>
    <style:style style:name="P73" style:family="paragraph" style:parent-style-name="Standard">
      <loext:graphic-properties draw:fill="none"/>
      <style:paragraph-properties fo:margin-left="0.5in" fo:margin-right="0in" fo:text-indent="0in" style:auto-text-indent="false" fo:background-color="transparent"/>
      <style:text-properties style:font-name="Times New Roman" officeooo:rsid="00287dae" officeooo:paragraph-rsid="00287dae"/>
    </style:style>
    <style:style style:name="P74" style:family="paragraph" style:parent-style-name="Standard">
      <loext:graphic-properties draw:fill="none"/>
      <style:paragraph-properties fo:margin-left="0.5in" fo:margin-right="0in" fo:text-align="center" style:justify-single-word="false" fo:text-indent="0in" style:auto-text-indent="false" fo:background-color="transparent"/>
      <style:text-properties style:font-name="Times New Roman" officeooo:rsid="00287dae" officeooo:paragraph-rsid="00287dae"/>
    </style:style>
    <style:style style:name="P75"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style:font-name="Times New Roman" fo:language="en" fo:country="US" officeooo:rsid="002cb5b6" officeooo:paragraph-rsid="002cb5b6"/>
    </style:style>
    <style:style style:name="P76"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style:rfc-language-tag="sr-Latn-RS" fo:language="sr" fo:script="Latn" fo:country="RS" officeooo:rsid="00369508" officeooo:paragraph-rsid="00369c81"/>
    </style:style>
    <style:style style:name="P77"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style:rfc-language-tag="sr-Latn-RS" fo:language="sr" fo:script="Latn" fo:country="RS" officeooo:rsid="00369c81" officeooo:paragraph-rsid="00369c81"/>
    </style:style>
    <style:style style:name="P78" style:family="paragraph" style:parent-style-name="Standard">
      <loext:graphic-properties draw:fill="none"/>
      <style:paragraph-properties fo:margin-left="0.5in" fo:margin-right="0in" fo:text-indent="0in" style:auto-text-indent="false" fo:background-color="transparent"/>
      <style:text-properties style:rfc-language-tag="sr-Latn-RS" fo:language="sr" fo:script="Latn" fo:country="RS" officeooo:rsid="00369c81" officeooo:paragraph-rsid="00369c81" fo:background-color="#ffff99"/>
    </style:style>
    <style:style style:name="P79" style:family="paragraph" style:parent-style-name="Standard">
      <loext:graphic-properties draw:fill="none"/>
      <style:paragraph-properties fo:margin-left="0.5in" fo:margin-right="0in" fo:text-indent="0in" style:auto-text-indent="false" fo:background-color="transparent"/>
      <style:text-properties fo:language="en" fo:country="US" officeooo:rsid="004144ee" officeooo:paragraph-rsid="004144ee" fo:background-color="#ffff99"/>
    </style:style>
    <style:style style:name="P80" style:family="paragraph" style:parent-style-name="Standard">
      <loext:graphic-properties draw:fill="none"/>
      <style:paragraph-properties fo:margin-left="0.5in" fo:margin-right="0in" fo:text-indent="0in" style:auto-text-indent="false" fo:background-color="transparent"/>
      <style:text-properties fo:language="en" fo:country="US" officeooo:rsid="00415f9a" officeooo:paragraph-rsid="00415f9a" fo:background-color="#ffff99"/>
    </style:style>
    <style:style style:name="P81" style:family="paragraph" style:parent-style-name="Standard">
      <loext:graphic-properties draw:fill="none"/>
      <style:paragraph-properties fo:margin-left="0.5in" fo:margin-right="0in" fo:text-indent="0in" style:auto-text-indent="false" fo:background-color="transparent"/>
      <style:text-properties fo:language="en" fo:country="US" officeooo:rsid="00415f9a" officeooo:paragraph-rsid="00369c81" fo:background-color="#ffff99"/>
    </style:style>
    <style:style style:name="P82" style:family="paragraph" style:parent-style-name="Standard">
      <loext:graphic-properties draw:fill="none"/>
      <style:paragraph-properties fo:margin-left="0.5in" fo:margin-right="0in" fo:text-indent="0in" style:auto-text-indent="false" fo:background-color="transparent"/>
      <style:text-properties officeooo:rsid="00415f9a" officeooo:paragraph-rsid="00415f9a" fo:background-color="#ffff99"/>
    </style:style>
    <style:style style:name="P83" style:family="paragraph" style:parent-style-name="Standard">
      <loext:graphic-properties draw:fill="none"/>
      <style:paragraph-properties fo:margin-left="0.5in" fo:margin-right="0in" fo:text-indent="0in" style:auto-text-indent="false" fo:background-color="transparent"/>
      <style:text-properties officeooo:rsid="0004863a" officeooo:paragraph-rsid="0004863a" fo:background-color="#ffff99"/>
    </style:style>
    <style:style style:name="P84" style:family="paragraph" style:parent-style-name="Standard">
      <loext:graphic-properties draw:fill="none"/>
      <style:paragraph-properties fo:margin-left="0.5in" fo:margin-right="0in" fo:text-indent="0in" style:auto-text-indent="false" fo:background-color="transparent"/>
      <style:text-properties officeooo:rsid="00416032" officeooo:paragraph-rsid="00416032"/>
    </style:style>
    <style:style style:name="P85" style:family="paragraph" style:parent-style-name="Standard" style:master-page-name="">
      <loext:graphic-properties draw:fill="none"/>
      <style:paragraph-properties fo:margin-left="0.5618in" fo:margin-right="0in" fo:text-align="justify" style:justify-single-word="false" fo:text-indent="0in" style:auto-text-indent="false" style:page-number="auto" fo:background-color="transparent"/>
      <style:text-properties style:font-name="Times New Roman" officeooo:rsid="0004863a" officeooo:paragraph-rsid="0004863a"/>
    </style:style>
    <style:style style:name="P86" style:family="paragraph" style:parent-style-name="Standard">
      <loext:graphic-properties draw:fill="none"/>
      <style:paragraph-properties fo:margin-left="0.75in" fo:margin-right="0in" fo:text-indent="0in" style:auto-text-indent="false" fo:background-color="transparent"/>
      <style:text-properties style:font-name="Times New Roman" style:rfc-language-tag="sr-Latn-RS" fo:language="sr" fo:script="Latn" fo:country="RS" officeooo:rsid="000c0a26" officeooo:paragraph-rsid="000c0a26"/>
    </style:style>
    <style:style style:name="P87" style:family="paragraph" style:parent-style-name="Standard">
      <loext:graphic-properties draw:fill="none"/>
      <style:paragraph-properties fo:margin-left="0.75in" fo:margin-right="0in" fo:text-indent="0in" style:auto-text-indent="false" fo:background-color="transparent"/>
      <style:text-properties style:font-name="Times New Roman" style:rfc-language-tag="sr-Latn-RS" fo:language="sr" fo:script="Latn" fo:country="RS" officeooo:rsid="000cebb4" officeooo:paragraph-rsid="000cebb4"/>
    </style:style>
    <style:style style:name="P88" style:family="paragraph" style:parent-style-name="Standard">
      <loext:graphic-properties draw:fill="none"/>
      <style:paragraph-properties fo:margin-left="0.75in" fo:margin-right="0in" fo:text-indent="0in" style:auto-text-indent="false" fo:background-color="transparent"/>
      <style:text-properties style:font-name="Times New Roman" style:rfc-language-tag="sr-Latn-RS" fo:language="sr" fo:script="Latn" fo:country="RS" officeooo:rsid="001178fd" officeooo:paragraph-rsid="001178fd"/>
    </style:style>
    <style:style style:name="P89" style:family="paragraph" style:parent-style-name="Standard" style:master-page-name="">
      <loext:graphic-properties draw:fill="none"/>
      <style:paragraph-properties fo:margin-left="0.75in" fo:margin-right="0in" fo:text-indent="0in" style:auto-text-indent="false" style:page-number="auto" fo:background-color="transparent"/>
      <style:text-properties style:font-name="Times New Roman" style:rfc-language-tag="sr-Latn-RS" fo:language="sr" fo:script="Latn" fo:country="RS" officeooo:rsid="000c0a26" officeooo:paragraph-rsid="000c0a26"/>
    </style:style>
    <style:style style:name="P90" style:family="paragraph" style:parent-style-name="Standard" style:master-page-name="">
      <loext:graphic-properties draw:fill="none"/>
      <style:paragraph-properties fo:margin-left="0.75in" fo:margin-right="0in" fo:text-indent="0in" style:auto-text-indent="false" style:page-number="auto" fo:background-color="transparent"/>
      <style:text-properties style:font-name="Times New Roman" style:rfc-language-tag="sr-Latn-RS" fo:language="sr" fo:script="Latn" fo:country="RS" officeooo:rsid="000cebb4" officeooo:paragraph-rsid="000cebb4"/>
    </style:style>
    <style:style style:name="P91" style:family="paragraph" style:parent-style-name="Standard" style:master-page-name="">
      <loext:graphic-properties draw:fill="none"/>
      <style:paragraph-properties fo:margin-left="0.75in" fo:margin-right="0in" fo:text-indent="0in" style:auto-text-indent="false" style:page-number="auto" fo:background-color="transparent"/>
      <style:text-properties style:font-name="Times New Roman" style:rfc-language-tag="sr-Latn-RS" fo:language="sr" fo:script="Latn" fo:country="RS" officeooo:rsid="001178fd" officeooo:paragraph-rsid="001178fd"/>
    </style:style>
    <style:style style:name="P92" style:family="paragraph" style:parent-style-name="Standard">
      <loext:graphic-properties draw:fill="none"/>
      <style:paragraph-properties fo:margin-left="0in" fo:margin-right="0in" fo:text-indent="0in" style:auto-text-indent="false" fo:background-color="transparent"/>
      <style:text-properties style:font-name="Times New Roman" officeooo:rsid="0004863a" officeooo:paragraph-rsid="001cba2e"/>
    </style:style>
    <style:style style:name="P93" style:family="paragraph" style:parent-style-name="Standard">
      <loext:graphic-properties draw:fill="none"/>
      <style:paragraph-properties fo:margin-left="0in" fo:margin-right="0in" fo:text-indent="0in" style:auto-text-indent="false" fo:background-color="transparent"/>
      <style:text-properties style:font-name="Times New Roman" fo:language="en" fo:country="US" officeooo:rsid="001cba2e" officeooo:paragraph-rsid="001cba2e"/>
    </style:style>
    <style:style style:name="P94" style:family="paragraph" style:parent-style-name="Standard">
      <loext:graphic-properties draw:fill="none"/>
      <style:paragraph-properties fo:margin-left="1in" fo:margin-right="0in" fo:text-indent="0in" style:auto-text-indent="false" fo:background-color="transparent"/>
      <style:text-properties style:font-name="Times New Roman" fo:language="en" fo:country="US" officeooo:rsid="00312a04" officeooo:paragraph-rsid="00312a04"/>
    </style:style>
    <style:style style:name="P95" style:family="paragraph" style:parent-style-name="Standard" style:master-page-name="">
      <loext:graphic-properties draw:fill="none"/>
      <style:paragraph-properties fo:margin-left="1in" fo:margin-right="0in" fo:text-indent="0in" style:auto-text-indent="false" style:page-number="auto" fo:background-color="transparent"/>
      <style:text-properties style:font-name="Times New Roman" style:rfc-language-tag="sr-Latn-RS" fo:language="sr" fo:script="Latn" fo:country="RS" officeooo:rsid="00312a04" officeooo:paragraph-rsid="00312a04"/>
    </style:style>
    <style:style style:name="P96" style:family="paragraph" style:parent-style-name="Standard" style:master-page-name="">
      <loext:graphic-properties draw:fill="none"/>
      <style:paragraph-properties fo:margin-left="3.0618in" fo:margin-right="0in" fo:text-indent="0in" style:auto-text-indent="false" style:page-number="auto" fo:background-color="transparent"/>
      <style:text-properties style:font-name="Times New Roman" officeooo:rsid="003ef455" officeooo:paragraph-rsid="003ef455"/>
    </style:style>
    <style:style style:name="P97" style:family="paragraph" style:parent-style-name="Standard">
      <loext:graphic-properties draw:fill="none"/>
      <style:paragraph-properties fo:margin-left="3.0618in" fo:margin-right="0in" fo:text-indent="0in" style:auto-text-indent="false" fo:background-color="transparent"/>
      <style:text-properties style:font-name="Times New Roman" fo:language="en" fo:country="US" officeooo:rsid="003ef455" officeooo:paragraph-rsid="003ef455"/>
    </style:style>
    <style:style style:name="P98" style:family="paragraph" style:parent-style-name="Standard">
      <style:text-properties style:font-name="Times New Roman" officeooo:rsid="004cf188" officeooo:paragraph-rsid="004cf188"/>
    </style:style>
    <style:style style:name="P99" style:family="paragraph" style:parent-style-name="Standard">
      <style:text-properties style:font-name="Times New Roman" officeooo:rsid="0004863a" officeooo:paragraph-rsid="0004863a"/>
    </style:style>
    <style:style style:name="P100" style:family="paragraph" style:parent-style-name="Standard">
      <style:text-properties style:font-name="Times New Roman" officeooo:rsid="004d780e" officeooo:paragraph-rsid="004d780e"/>
    </style:style>
    <style:style style:name="P101" style:family="paragraph" style:parent-style-name="Standard">
      <style:text-properties style:font-name="Times New Roman" officeooo:rsid="004e5ee2" officeooo:paragraph-rsid="004e5ee2"/>
    </style:style>
    <style:style style:name="P102" style:family="paragraph" style:parent-style-name="Standard">
      <style:text-properties style:font-name="Times New Roman" officeooo:rsid="00531125" officeooo:paragraph-rsid="00531125"/>
    </style:style>
    <style:style style:name="P103" style:family="paragraph" style:parent-style-name="Standard">
      <style:text-properties style:font-name="Times New Roman" officeooo:rsid="0057e4e1" officeooo:paragraph-rsid="0057e4e1"/>
    </style:style>
    <style:style style:name="P104" style:family="paragraph" style:parent-style-name="Standard">
      <style:paragraph-properties fo:text-align="justify" style:justify-single-word="false"/>
      <style:text-properties style:font-name="Times New Roman" officeooo:rsid="0059185e" officeooo:paragraph-rsid="0059185e"/>
    </style:style>
    <style:style style:name="P105" style:family="paragraph" style:parent-style-name="Standard">
      <style:text-properties style:font-name="Times New Roman" officeooo:rsid="005aa3f4" officeooo:paragraph-rsid="005aa3f4"/>
    </style:style>
    <style:style style:name="P106" style:family="paragraph" style:parent-style-name="Standard">
      <style:paragraph-properties fo:text-align="justify" style:justify-single-word="false"/>
      <style:text-properties style:font-name="Times New Roman" officeooo:rsid="005aa3f4" officeooo:paragraph-rsid="005aa3f4"/>
    </style:style>
    <style:style style:name="P107" style:family="paragraph" style:parent-style-name="Standard">
      <style:text-properties style:font-name="Times New Roman" officeooo:rsid="00453e1c" officeooo:paragraph-rsid="00453e1c"/>
    </style:style>
    <style:style style:name="P108" style:family="paragraph" style:parent-style-name="Standard">
      <style:text-properties style:font-name="Times New Roman" officeooo:rsid="00453e1c" officeooo:paragraph-rsid="005e1872"/>
    </style:style>
    <style:style style:name="P109" style:family="paragraph" style:parent-style-name="Standard">
      <style:text-properties style:font-name="Times New Roman" officeooo:rsid="005c7d2e" officeooo:paragraph-rsid="005c7d2e"/>
    </style:style>
    <style:style style:name="P110" style:family="paragraph" style:parent-style-name="Standard">
      <style:paragraph-properties fo:text-align="justify" style:justify-single-word="false"/>
      <style:text-properties style:font-name="Times New Roman" officeooo:rsid="005c7d2e" officeooo:paragraph-rsid="005c7d2e"/>
    </style:style>
    <style:style style:name="P111" style:family="paragraph" style:parent-style-name="Standard">
      <style:text-properties style:font-name="Times New Roman" officeooo:rsid="005e1872" officeooo:paragraph-rsid="005e1872"/>
    </style:style>
    <style:style style:name="P112" style:family="paragraph" style:parent-style-name="Standard">
      <style:text-properties style:font-name="Times New Roman" officeooo:rsid="0060ef00" officeooo:paragraph-rsid="0060ef00"/>
    </style:style>
    <style:style style:name="P113" style:family="paragraph" style:parent-style-name="Standard">
      <style:paragraph-properties fo:text-align="justify" style:justify-single-word="false"/>
      <style:text-properties style:font-name="Times New Roman" officeooo:rsid="0060ef00" officeooo:paragraph-rsid="0060ef00"/>
    </style:style>
    <style:style style:name="P114" style:family="paragraph" style:parent-style-name="Standard">
      <style:text-properties style:font-name="Times New Roman" officeooo:rsid="006280c9" officeooo:paragraph-rsid="006280c9"/>
    </style:style>
    <style:style style:name="P115" style:family="paragraph" style:parent-style-name="Standard">
      <style:text-properties style:font-name="Times New Roman" officeooo:rsid="0063ea05" officeooo:paragraph-rsid="0063ea05"/>
    </style:style>
    <style:style style:name="P116"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officeooo:rsid="004cf188" officeooo:paragraph-rsid="004cf188"/>
    </style:style>
    <style:style style:name="P117"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paragraph-rsid="0004863a"/>
    </style:style>
    <style:style style:name="P118"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officeooo:rsid="004d780e" officeooo:paragraph-rsid="004d780e"/>
    </style:style>
    <style:style style:name="P119" style:family="paragraph" style:parent-style-name="Standard">
      <loext:graphic-properties draw:fill="none"/>
      <style:paragraph-properties fo:margin-left="0.5in" fo:margin-right="0in" fo:text-indent="0in" style:auto-text-indent="false" fo:background-color="transparent"/>
      <style:text-properties style:font-name="Times New Roman" officeooo:rsid="0050a0ab" officeooo:paragraph-rsid="0050a0ab"/>
    </style:style>
    <style:style style:name="P120"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style:font-name="Times New Roman" officeooo:rsid="0050a0ab" officeooo:paragraph-rsid="0050a0ab"/>
    </style:style>
    <style:style style:name="P121" style:family="paragraph" style:parent-style-name="Standard">
      <loext:graphic-properties draw:fill="none"/>
      <style:paragraph-properties fo:margin-left="0.5in" fo:margin-right="0in" fo:text-indent="0in" style:auto-text-indent="false" fo:background-color="transparent"/>
      <style:text-properties style:font-name="Times New Roman" officeooo:rsid="004e5ee2" officeooo:paragraph-rsid="0050013d"/>
    </style:style>
    <style:style style:name="P122" style:family="paragraph" style:parent-style-name="Standard">
      <loext:graphic-properties draw:fill="none"/>
      <style:paragraph-properties fo:margin-left="0.5in" fo:margin-right="0in" fo:text-indent="0in" style:auto-text-indent="false" fo:background-color="transparent"/>
      <style:text-properties style:font-name="Times New Roman" officeooo:rsid="005aa3f4" officeooo:paragraph-rsid="005aa3f4"/>
    </style:style>
    <style:style style:name="P123" style:family="paragraph" style:parent-style-name="Standard">
      <loext:graphic-properties draw:fill="none"/>
      <style:paragraph-properties fo:margin-left="0.5in" fo:margin-right="0in" fo:text-indent="0in" style:auto-text-indent="false" fo:background-color="transparent"/>
      <style:text-properties style:font-name="Times New Roman" officeooo:rsid="0004863a" officeooo:paragraph-rsid="0004863a"/>
    </style:style>
    <style:style style:name="P124"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officeooo:rsid="004e5ee2" officeooo:paragraph-rsid="0050013d"/>
    </style:style>
    <style:style style:name="P125"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officeooo:rsid="004e5ee2" officeooo:paragraph-rsid="004e5ee2"/>
    </style:style>
    <style:style style:name="P126"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officeooo:rsid="00531125" officeooo:paragraph-rsid="00531125"/>
    </style:style>
    <style:style style:name="P127"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ab-stops/>
      </style:paragraph-properties>
      <style:text-properties style:font-name="Times New Roman" officeooo:rsid="0057e4e1" officeooo:paragraph-rsid="0057e4e1"/>
    </style:style>
    <style:style style:name="P128"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officeooo:rsid="0057e4e1" officeooo:paragraph-rsid="0057e4e1"/>
    </style:style>
    <style:style style:name="P129"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officeooo:rsid="005aa3f4" officeooo:paragraph-rsid="005aa3f4"/>
    </style:style>
    <style:style style:name="P130"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officeooo:rsid="005aa3f4" officeooo:paragraph-rsid="005aa3f4"/>
    </style:style>
    <style:style style:name="P131"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officeooo:rsid="00453e1c" officeooo:paragraph-rsid="00453e1c"/>
    </style:style>
    <style:style style:name="P132"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officeooo:rsid="005c7d2e" officeooo:paragraph-rsid="005c7d2e"/>
    </style:style>
    <style:style style:name="P133"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officeooo:rsid="005e1872" officeooo:paragraph-rsid="005e1872"/>
    </style:style>
    <style:style style:name="P134"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officeooo:rsid="0060ef00" officeooo:paragraph-rsid="0060ef00"/>
    </style:style>
    <style:style style:name="P135"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officeooo:rsid="006280c9" officeooo:paragraph-rsid="006280c9"/>
    </style:style>
    <style:style style:name="P136"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Times New Roman" officeooo:rsid="006280c9" officeooo:paragraph-rsid="006280c9"/>
    </style:style>
    <style:style style:name="P137"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officeooo:rsid="0063ea05" officeooo:paragraph-rsid="0063ea05"/>
    </style:style>
    <style:style style:name="P138"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Times New Roman" officeooo:rsid="0004863a" officeooo:paragraph-rsid="0004863a"/>
    </style:style>
    <style:style style:name="P139"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T1" style:family="text">
      <style:text-properties officeooo:rsid="00057720"/>
    </style:style>
    <style:style style:name="T2" style:family="text">
      <style:text-properties officeooo:rsid="0005f156"/>
    </style:style>
    <style:style style:name="T3" style:family="text">
      <style:text-properties style:rfc-language-tag="sr-Latn-RS" fo:language="sr" fo:script="Latn" fo:country="RS"/>
    </style:style>
    <style:style style:name="T4" style:family="text">
      <style:text-properties style:rfc-language-tag="sr-Latn-RS" fo:language="sr" fo:script="Latn" fo:country="RS" officeooo:rsid="0005f156"/>
    </style:style>
    <style:style style:name="T5" style:family="text">
      <style:text-properties style:rfc-language-tag="sr-Latn-RS" fo:language="sr" fo:script="Latn" fo:country="RS" officeooo:rsid="00085d31"/>
    </style:style>
    <style:style style:name="T6" style:family="text">
      <style:text-properties style:rfc-language-tag="sr-Latn-RS" fo:language="sr" fo:script="Latn" fo:country="RS" officeooo:rsid="00089a66"/>
    </style:style>
    <style:style style:name="T7" style:family="text">
      <style:text-properties style:rfc-language-tag="sr-Latn-RS" fo:language="sr" fo:script="Latn" fo:country="RS" fo:font-weight="bold" officeooo:rsid="00089a66" style:font-weight-asian="bold" style:font-weight-complex="bold"/>
    </style:style>
    <style:style style:name="T8" style:family="text">
      <style:text-properties style:rfc-language-tag="sr-Latn-RS" fo:language="sr" fo:script="Latn" fo:country="RS" fo:font-weight="bold" officeooo:rsid="00085d31" style:font-weight-asian="bold" style:font-weight-complex="bold"/>
    </style:style>
    <style:style style:name="T9" style:family="text">
      <style:text-properties style:rfc-language-tag="sr-Latn-RS" fo:language="sr" fo:script="Latn" fo:country="RS" fo:font-weight="bold" officeooo:rsid="0005f156" style:font-weight-asian="bold" style:font-weight-complex="bold"/>
    </style:style>
    <style:style style:name="T10" style:family="text">
      <style:text-properties style:rfc-language-tag="sr-Latn-RS" fo:language="sr" fo:script="Latn" fo:country="RS" fo:font-weight="bold" officeooo:rsid="00103940" style:font-weight-asian="bold" style:font-weight-complex="bold"/>
    </style:style>
    <style:style style:name="T11" style:family="text">
      <style:text-properties style:rfc-language-tag="sr-Latn-RS" fo:language="sr" fo:script="Latn" fo:country="RS" fo:font-weight="bold" officeooo:rsid="0026c27c" style:font-weight-asian="bold" style:font-weight-complex="bold"/>
    </style:style>
    <style:style style:name="T12" style:family="text">
      <style:text-properties style:rfc-language-tag="sr-Latn-RS" fo:language="sr" fo:script="Latn" fo:country="RS" officeooo:rsid="000be01d"/>
    </style:style>
    <style:style style:name="T13" style:family="text">
      <style:text-properties style:rfc-language-tag="sr-Latn-RS" fo:language="sr" fo:script="Latn" fo:country="RS" officeooo:rsid="000c0a26"/>
    </style:style>
    <style:style style:name="T14" style:family="text">
      <style:text-properties style:rfc-language-tag="sr-Latn-RS" fo:language="sr" fo:script="Latn" fo:country="RS" officeooo:rsid="000c1c63"/>
    </style:style>
    <style:style style:name="T15" style:family="text">
      <style:text-properties style:rfc-language-tag="sr-Latn-RS" fo:language="sr" fo:script="Latn" fo:country="RS" officeooo:rsid="000cebb4"/>
    </style:style>
    <style:style style:name="T16" style:family="text">
      <style:text-properties style:rfc-language-tag="sr-Latn-RS" fo:language="sr" fo:script="Latn" fo:country="RS" officeooo:rsid="000ded1b"/>
    </style:style>
    <style:style style:name="T17" style:family="text">
      <style:text-properties style:rfc-language-tag="sr-Latn-RS" fo:language="sr" fo:script="Latn" fo:country="RS" officeooo:rsid="000f4cc1"/>
    </style:style>
    <style:style style:name="T18" style:family="text">
      <style:text-properties style:rfc-language-tag="sr-Latn-RS" fo:language="sr" fo:script="Latn" fo:country="RS" officeooo:rsid="00103940"/>
    </style:style>
    <style:style style:name="T19" style:family="text">
      <style:text-properties style:rfc-language-tag="sr-Latn-RS" fo:language="sr" fo:script="Latn" fo:country="RS" officeooo:rsid="001178fd"/>
    </style:style>
    <style:style style:name="T20" style:family="text">
      <style:text-properties style:rfc-language-tag="sr-Latn-RS" fo:language="sr" fo:script="Latn" fo:country="RS" officeooo:rsid="001306c2"/>
    </style:style>
    <style:style style:name="T21" style:family="text">
      <style:text-properties style:rfc-language-tag="sr-Latn-RS" fo:language="sr" fo:script="Latn" fo:country="RS" officeooo:rsid="00156a96"/>
    </style:style>
    <style:style style:name="T22" style:family="text">
      <style:text-properties style:rfc-language-tag="sr-Latn-RS" fo:language="sr" fo:script="Latn" fo:country="RS" officeooo:rsid="001c9d03"/>
    </style:style>
    <style:style style:name="T23" style:family="text">
      <style:text-properties style:rfc-language-tag="sr-Latn-RS" fo:language="sr" fo:script="Latn" fo:country="RS" officeooo:rsid="001cba2e"/>
    </style:style>
    <style:style style:name="T24" style:family="text">
      <style:text-properties style:rfc-language-tag="sr-Latn-RS" fo:language="sr" fo:script="Latn" fo:country="RS" officeooo:rsid="002297fb"/>
    </style:style>
    <style:style style:name="T25" style:family="text">
      <style:text-properties style:rfc-language-tag="sr-Latn-RS" fo:language="sr" fo:script="Latn" fo:country="RS" officeooo:rsid="00231904"/>
    </style:style>
    <style:style style:name="T26" style:family="text">
      <style:text-properties style:rfc-language-tag="sr-Latn-RS" fo:language="sr" fo:script="Latn" fo:country="RS" officeooo:rsid="0023acae"/>
    </style:style>
    <style:style style:name="T27" style:family="text">
      <style:text-properties style:rfc-language-tag="sr-Latn-RS" fo:language="sr" fo:script="Latn" fo:country="RS" officeooo:rsid="00240a03"/>
    </style:style>
    <style:style style:name="T28" style:family="text">
      <style:text-properties style:rfc-language-tag="sr-Latn-RS" fo:language="sr" fo:script="Latn" fo:country="RS" officeooo:rsid="00254178"/>
    </style:style>
    <style:style style:name="T29" style:family="text">
      <style:text-properties style:rfc-language-tag="sr-Latn-RS" fo:language="sr" fo:script="Latn" fo:country="RS" officeooo:rsid="0026c27c"/>
    </style:style>
    <style:style style:name="T30" style:family="text">
      <style:text-properties style:rfc-language-tag="sr-Latn-RS" fo:language="sr" fo:script="Latn" fo:country="RS" officeooo:rsid="0027013e"/>
    </style:style>
    <style:style style:name="T31" style:family="text">
      <style:text-properties style:rfc-language-tag="sr-Latn-RS" fo:language="sr" fo:script="Latn" fo:country="RS" officeooo:rsid="00278297"/>
    </style:style>
    <style:style style:name="T32" style:family="text">
      <style:text-properties style:rfc-language-tag="sr-Latn-RS" fo:language="sr" fo:script="Latn" fo:country="RS" officeooo:rsid="0027ab8b"/>
    </style:style>
    <style:style style:name="T33" style:family="text">
      <style:text-properties style:rfc-language-tag="sr-Latn-RS" fo:language="sr" fo:script="Latn" fo:country="RS" officeooo:rsid="00287dae"/>
    </style:style>
    <style:style style:name="T34" style:family="text">
      <style:text-properties style:rfc-language-tag="sr-Latn-RS" fo:language="sr" fo:script="Latn" fo:country="RS" officeooo:rsid="00299d6d"/>
    </style:style>
    <style:style style:name="T35" style:family="text">
      <style:text-properties style:rfc-language-tag="sr-Latn-RS" fo:language="sr" fo:script="Latn" fo:country="RS" officeooo:rsid="0029f6e8"/>
    </style:style>
    <style:style style:name="T36" style:family="text">
      <style:text-properties style:rfc-language-tag="sr-Latn-RS" fo:language="sr" fo:script="Latn" fo:country="RS" officeooo:rsid="00312a04"/>
    </style:style>
    <style:style style:name="T37" style:family="text">
      <style:text-properties style:rfc-language-tag="sr-Latn-RS" fo:language="sr" fo:script="Latn" fo:country="RS" officeooo:rsid="003480f1"/>
    </style:style>
    <style:style style:name="T38" style:family="text">
      <style:text-properties style:rfc-language-tag="sr-Latn-RS" fo:language="sr" fo:script="Latn" fo:country="RS" officeooo:rsid="00369508"/>
    </style:style>
    <style:style style:name="T39" style:family="text">
      <style:text-properties style:rfc-language-tag="sr-Latn-RS" fo:language="sr" fo:script="Latn" fo:country="RS" officeooo:rsid="00369c81"/>
    </style:style>
    <style:style style:name="T40" style:family="text">
      <style:text-properties style:rfc-language-tag="sr-Latn-RS" fo:language="sr" fo:script="Latn" fo:country="RS" officeooo:rsid="003ef455"/>
    </style:style>
    <style:style style:name="T41" style:family="text">
      <style:text-properties style:rfc-language-tag="sr-Latn-RS" fo:language="sr" fo:script="Latn" fo:country="RS" officeooo:rsid="006802cc"/>
    </style:style>
    <style:style style:name="T42" style:family="text">
      <style:text-properties fo:font-weight="bold" style:font-weight-asian="bold" style:font-weight-complex="bold"/>
    </style:style>
    <style:style style:name="T43" style:family="text">
      <style:text-properties fo:font-weight="bold" officeooo:rsid="0016261d" style:font-weight-asian="bold" style:font-weight-complex="bold"/>
    </style:style>
    <style:style style:name="T44" style:family="text">
      <style:text-properties fo:font-weight="bold" officeooo:rsid="0050013d" style:font-weight-asian="bold" style:font-weight-complex="bold"/>
    </style:style>
    <style:style style:name="T45" style:family="text">
      <style:text-properties fo:font-weight="bold" officeooo:rsid="0050a0ab" style:font-weight-asian="bold" style:font-weight-complex="bold"/>
    </style:style>
    <style:style style:name="T46" style:family="text">
      <style:text-properties fo:font-weight="bold" officeooo:rsid="0059185e" style:font-weight-asian="bold" style:font-weight-complex="bold"/>
    </style:style>
    <style:style style:name="T47" style:family="text">
      <style:text-properties fo:language="en" fo:country="US"/>
    </style:style>
    <style:style style:name="T48" style:family="text">
      <style:text-properties fo:language="en" fo:country="US" officeooo:rsid="000ded1b"/>
    </style:style>
    <style:style style:name="T49" style:family="text">
      <style:text-properties fo:language="en" fo:country="US" officeooo:rsid="000f4cc1"/>
    </style:style>
    <style:style style:name="T50" style:family="text">
      <style:text-properties fo:language="en" fo:country="US" officeooo:rsid="001306c2"/>
    </style:style>
    <style:style style:name="T51" style:family="text">
      <style:text-properties fo:language="en" fo:country="US" officeooo:rsid="001cba2e"/>
    </style:style>
    <style:style style:name="T52" style:family="text">
      <style:text-properties fo:language="en" fo:country="US" officeooo:rsid="00202179"/>
    </style:style>
    <style:style style:name="T53" style:family="text">
      <style:text-properties fo:language="en" fo:country="US" officeooo:rsid="0027013e"/>
    </style:style>
    <style:style style:name="T54" style:family="text">
      <style:text-properties fo:language="en" fo:country="US" officeooo:rsid="00287dae"/>
    </style:style>
    <style:style style:name="T55" style:family="text">
      <style:text-properties fo:language="en" fo:country="US" officeooo:rsid="0029f6e8"/>
    </style:style>
    <style:style style:name="T56" style:family="text">
      <style:text-properties fo:language="en" fo:country="US" officeooo:rsid="002f244d"/>
    </style:style>
    <style:style style:name="T57" style:family="text">
      <style:text-properties fo:language="en" fo:country="US" officeooo:rsid="0032e282"/>
    </style:style>
    <style:style style:name="T58" style:family="text">
      <style:text-properties fo:language="en" fo:country="US" officeooo:rsid="00369c81"/>
    </style:style>
    <style:style style:name="T59" style:family="text">
      <style:text-properties fo:language="en" fo:country="US" officeooo:rsid="00413dd4"/>
    </style:style>
    <style:style style:name="T60" style:family="text">
      <style:text-properties fo:language="en" fo:country="US" officeooo:rsid="004144ee"/>
    </style:style>
    <style:style style:name="T61" style:family="text">
      <style:text-properties fo:language="en" fo:country="US" officeooo:rsid="00415f9a"/>
    </style:style>
    <style:style style:name="T62" style:family="text">
      <style:text-properties officeooo:rsid="000e8965"/>
    </style:style>
    <style:style style:name="T63" style:family="text">
      <style:text-properties officeooo:rsid="00156a96"/>
    </style:style>
    <style:style style:name="T64" style:family="text">
      <style:text-properties officeooo:rsid="0016261d"/>
    </style:style>
    <style:style style:name="T65" style:family="text">
      <style:text-properties officeooo:rsid="00168410"/>
    </style:style>
    <style:style style:name="T66" style:family="text">
      <style:text-properties officeooo:rsid="0018621c"/>
    </style:style>
    <style:style style:name="T67" style:family="text">
      <style:text-properties officeooo:rsid="001cba2e"/>
    </style:style>
    <style:style style:name="T68" style:family="text">
      <style:text-properties officeooo:rsid="001eb07c"/>
    </style:style>
    <style:style style:name="T69" style:family="text">
      <style:text-properties officeooo:rsid="00202179"/>
    </style:style>
    <style:style style:name="T70" style:family="text">
      <style:text-properties officeooo:rsid="00278297"/>
    </style:style>
    <style:style style:name="T71" style:family="text">
      <style:text-properties officeooo:rsid="00299d6d"/>
    </style:style>
    <style:style style:name="T72" style:family="text">
      <style:text-properties officeooo:rsid="0029f6e8"/>
    </style:style>
    <style:style style:name="T73" style:family="text">
      <style:text-properties officeooo:rsid="002b95f4"/>
    </style:style>
    <style:style style:name="T74" style:family="text">
      <style:text-properties officeooo:rsid="002dd8bd"/>
    </style:style>
    <style:style style:name="T75" style:family="text">
      <style:text-properties officeooo:rsid="002f244d"/>
    </style:style>
    <style:style style:name="T76" style:family="text">
      <style:text-properties officeooo:rsid="00312a04"/>
    </style:style>
    <style:style style:name="T77" style:family="text">
      <style:text-properties officeooo:rsid="003163a5"/>
    </style:style>
    <style:style style:name="T78" style:family="text">
      <style:text-properties officeooo:rsid="0032e282"/>
    </style:style>
    <style:style style:name="T79" style:family="text">
      <style:text-properties officeooo:rsid="003480f1"/>
    </style:style>
    <style:style style:name="T80" style:family="text">
      <style:text-properties officeooo:rsid="0035fac1"/>
    </style:style>
    <style:style style:name="T81" style:family="text">
      <style:text-properties officeooo:rsid="00369c81"/>
    </style:style>
    <style:style style:name="T82" style:family="text">
      <style:text-properties officeooo:rsid="0037d3c3"/>
    </style:style>
    <style:style style:name="T83" style:family="text">
      <style:text-properties officeooo:rsid="00380250"/>
    </style:style>
    <style:style style:name="T84" style:family="text">
      <style:text-properties officeooo:rsid="0039215e"/>
    </style:style>
    <style:style style:name="T85" style:family="text">
      <style:text-properties officeooo:rsid="003af208"/>
    </style:style>
    <style:style style:name="T86" style:family="text">
      <style:text-properties officeooo:rsid="003d25d7"/>
    </style:style>
    <style:style style:name="T87" style:family="text">
      <style:text-properties officeooo:rsid="003d38bf"/>
    </style:style>
    <style:style style:name="T88" style:family="text">
      <style:text-properties officeooo:rsid="003ef455"/>
    </style:style>
    <style:style style:name="T89" style:family="text">
      <style:text-properties officeooo:rsid="004060d0"/>
    </style:style>
    <style:style style:name="T90" style:family="text">
      <style:text-properties officeooo:rsid="00409ff9"/>
    </style:style>
    <style:style style:name="T91" style:family="text">
      <style:text-properties fo:color="#ff0000"/>
    </style:style>
    <style:style style:name="T92" style:family="text">
      <style:text-properties fo:color="#ff0000" fo:font-weight="bold" style:font-weight-asian="bold" style:font-weight-complex="bold"/>
    </style:style>
    <style:style style:name="T93" style:family="text">
      <style:text-properties fo:color="#ff0000" fo:font-weight="bold" officeooo:rsid="00416032" style:font-weight-asian="bold" style:font-weight-complex="bold"/>
    </style:style>
    <style:style style:name="T94" style:family="text">
      <style:text-properties fo:color="#ff0000" fo:font-weight="normal" officeooo:rsid="0045a5bc" style:font-weight-asian="normal" style:font-weight-complex="normal"/>
    </style:style>
    <style:style style:name="T95" style:family="text">
      <style:text-properties fo:color="#ff0000" officeooo:rsid="004592d5"/>
    </style:style>
    <style:style style:name="T96" style:family="text">
      <style:text-properties officeooo:rsid="00416032"/>
    </style:style>
    <style:style style:name="T97" style:family="text">
      <style:text-properties fo:background-color="#ffff99" loext:char-shading-value="0"/>
    </style:style>
    <style:style style:name="T98" style:family="text">
      <style:text-properties officeooo:rsid="004592d5"/>
    </style:style>
    <style:style style:name="T99" style:family="text">
      <style:text-properties officeooo:rsid="0045a5bc"/>
    </style:style>
    <style:style style:name="T100" style:family="text">
      <style:text-properties officeooo:rsid="00493ac6"/>
    </style:style>
    <style:style style:name="T101" style:family="text">
      <style:text-properties officeooo:rsid="00497b26"/>
    </style:style>
    <style:style style:name="T102" style:family="text">
      <style:text-properties officeooo:rsid="004b5db6"/>
    </style:style>
    <style:style style:name="T103" style:family="text">
      <style:text-properties officeooo:rsid="004cd87f"/>
    </style:style>
    <style:style style:name="T104" style:family="text">
      <style:text-properties officeooo:rsid="004d780e"/>
    </style:style>
    <style:style style:name="T105" style:family="text">
      <style:text-properties officeooo:rsid="004e05ba"/>
    </style:style>
    <style:style style:name="T106" style:family="text">
      <style:text-properties officeooo:rsid="0050013d"/>
    </style:style>
    <style:style style:name="T107" style:family="text">
      <style:text-properties officeooo:rsid="0050a0ab"/>
    </style:style>
    <style:style style:name="T108" style:family="text">
      <style:text-properties officeooo:rsid="0054bb17"/>
    </style:style>
    <style:style style:name="T109" style:family="text">
      <style:text-properties officeooo:rsid="00563f65"/>
    </style:style>
    <style:style style:name="T110" style:family="text">
      <style:text-properties officeooo:rsid="0056801b"/>
    </style:style>
    <style:style style:name="T111" style:family="text">
      <style:text-properties fo:background-color="#ffff00" loext:char-shading-value="0"/>
    </style:style>
    <style:style style:name="T112" style:family="text">
      <style:text-properties officeooo:rsid="0059185e"/>
    </style:style>
    <style:style style:name="T113" style:family="text">
      <style:text-properties officeooo:rsid="005aa3f4"/>
    </style:style>
    <style:style style:name="T114" style:family="text">
      <style:text-properties officeooo:rsid="005bb8d8"/>
    </style:style>
    <style:style style:name="T115" style:family="text">
      <style:text-properties officeooo:rsid="005c7d2e"/>
    </style:style>
    <style:style style:name="T116" style:family="text">
      <style:text-properties officeooo:rsid="005e1872"/>
    </style:style>
    <style:style style:name="T117" style:family="text">
      <style:text-properties officeooo:rsid="005f1a51"/>
    </style:style>
    <style:style style:name="T118" style:family="text">
      <style:text-properties officeooo:rsid="00622cd9"/>
    </style:style>
    <style:style style:name="T119" style:family="text">
      <style:text-properties officeooo:rsid="0063ea05"/>
    </style:style>
    <style:style style:name="T120" style:family="text">
      <style:text-properties fo:font-variant="normal" fo:text-transform="none" fo:color="#2b91af" style:font-name="inherit" fo:font-size="9.75pt" fo:letter-spacing="normal" fo:font-style="normal" fo:font-weight="normal" fo:background-color="#eff0f1" loext:char-shading-value="0" loext:padding="0in" loext:border="none"/>
    </style:style>
    <style:style style:name="T121" style:family="text">
      <style:text-properties fo:font-variant="normal" fo:text-transform="none" fo:color="#2b91af" style:font-name="inherit" fo:font-size="9.75pt" fo:letter-spacing="normal" fo:font-style="normal" fo:font-weight="normal" fo:background-color="#eff0f1" loext:char-shading-value="0" loext:padding="0in" loext:border="none"/>
    </style:style>
    <style:style style:name="T122" style:family="text">
      <style:text-properties fo:font-variant="normal" fo:text-transform="none" fo:color="#303336" style:font-name="inherit" fo:font-size="9.75pt" fo:letter-spacing="normal" fo:font-style="normal" fo:font-weight="normal" fo:background-color="#eff0f1" loext:char-shading-value="0" loext:padding="0in" loext:border="none"/>
    </style:style>
    <style:style style:name="T123" style:family="text">
      <style:text-properties fo:font-variant="normal" fo:text-transform="none" fo:color="#303336" style:font-name="inherit" fo:font-size="9.75pt" fo:letter-spacing="normal" fo:font-style="normal" fo:font-weight="normal" fo:background-color="#eff0f1" loext:char-shading-value="0" loext:padding="0in" loext:border="none"/>
    </style:style>
    <style:style style:name="T124" style:family="text">
      <style:text-properties fo:font-variant="normal" fo:text-transform="none" fo:color="#303336" style:font-name="Consolas" fo:font-size="9.75pt" fo:letter-spacing="normal" fo:font-style="normal" fo:font-weight="normal" fo:background-color="#eff0f1" loext:char-shading-value="0" loext:padding="0in" loext:border="none"/>
    </style:style>
    <style:style style:name="T125" style:family="text">
      <style:text-properties fo:font-variant="normal" fo:text-transform="none" fo:color="#303336" style:font-name="Consolas" fo:font-size="9.75pt" fo:letter-spacing="normal" fo:font-style="normal" fo:font-weight="normal" fo:background-color="#eff0f1" loext:char-shading-value="0" loext:padding="0in" loext:border="none"/>
    </style:style>
    <style:style style:name="T126" style:family="text">
      <style:text-properties fo:font-variant="normal" fo:text-transform="none" fo:color="#101094" style:font-name="inherit" fo:font-size="9.75pt" fo:letter-spacing="normal" fo:font-style="normal" fo:font-weight="normal" fo:background-color="#eff0f1" loext:char-shading-value="0" loext:padding="0in" loext:border="none"/>
    </style:style>
    <style:style style:name="T127" style:family="text">
      <style:text-properties fo:font-variant="normal" fo:text-transform="none" fo:color="#101094" style:font-name="inherit" fo:font-size="9.75pt" fo:letter-spacing="normal" fo:font-style="normal" fo:font-weight="normal" fo:background-color="#eff0f1" loext:char-shading-value="0" loext:padding="0in" loext:border="none"/>
    </style:style>
    <style:style style:name="T128" style:family="text">
      <style:text-properties fo:font-variant="normal" fo:text-transform="none" fo:color="#7d2727" style:font-name="inherit" fo:font-size="9.75pt" fo:letter-spacing="normal" fo:font-style="normal" fo:font-weight="normal" fo:background-color="#eff0f1" loext:char-shading-value="0" loext:padding="0in" loext:border="none"/>
    </style:style>
    <style:style style:name="T129" style:family="text">
      <style:text-properties style:font-name="Times New Roman" officeooo:rsid="0004863a"/>
    </style:style>
    <style:style style:name="T130" style:family="text">
      <style:text-properties officeooo:rsid="0067a3b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ST 1</text:p>
      <text:p text:style-name="P1"/>
      <text:p text:style-name="P3">1. <text:span text:style-name="T1">Šta je rekurzija?</text:span></text:p>
      <text:p text:style-name="P3"/>
      <text:p text:style-name="P41">- <text:span text:style-name="T1">Pod rekurzivnim metodom se podrazumeva metod koji poziva sam sebe. Rekurzija omogućava znatno jednostavnije rešavanje pojedinih problema.</text:span></text:p>
      <text:p text:style-name="P3"/>
      <text:p text:style-name="P3"/>
      <text:p text:style-name="P3">2. <text:span text:style-name="T4">Š</text:span><text:span text:style-name="T2">ta </text:span><text:span text:style-name="T4">podrazumeva</text:span><text:span text:style-name="T2"> </text:span><text:span text:style-name="T4">rekurzivno</text:span><text:span text:style-name="T2"> </text:span><text:span text:style-name="T4">rešavanje</text:span><text:span text:style-name="T2"> problema?</text:span></text:p>
      <text:p text:style-name="P3"/>
      <text:p text:style-name="P85">- <text:span text:style-name="T9">Rekurzivno rešavanje problema</text:span><text:span text:style-name="T4"> podrazumeva da definišemo programski deo za jedan element složene strukture, pa da ga onda višestruko pozivamo da to ponovi. Kako se pozivi vrše iz prethodno relizovanog programskog dela, to se rekurzija hijerarhijski ponavlja.</text:span></text:p>
      <text:p text:style-name="P3"/>
      <text:p text:style-name="P3"/>
      <text:p text:style-name="P3">3. <text:span text:style-name="T5">Šta je rekurzivni metod?</text:span></text:p>
      <text:p text:style-name="P3"/>
      <text:p text:style-name="P41">- <text:span text:style-name="T5">Pod </text:span><text:span text:style-name="T7">R</text:span><text:span text:style-name="T8">ekurzivnim metodom</text:span><text:span text:style-name="T5"> se podrazumeva metoda koji poziva sam sebe. </text:span></text:p>
      <text:p text:style-name="P3"/>
      <text:p text:style-name="P3"/>
      <text:p text:style-name="P3">4. <text:span text:style-name="T6">Šta je beskonačna rekurzija?</text:span></text:p>
      <text:p text:style-name="P3"/>
      <text:p text:style-name="P42">- <text:span text:style-name="T7">Bekonačna rekurzija</text:span><text:span text:style-name="T6"> je rekurzija koja se nikada ne završava.</text:span></text:p>
      <text:p text:style-name="P3"/>
      <text:p text:style-name="P3"/>
      <text:p text:style-name="P3">5. <text:span text:style-name="T6">Koliko puta se poziva metoda factorijal() u programu datom za klasu ComputeFactorijal?</text:span></text:p>
      <text:p text:style-name="P10"/>
      <text:p text:style-name="P48">- Poziva se sve dok se parametar koji se prenosi u samom metodu i smanjuje za 1, ne smanji na vrednost 0.</text:p>
      <text:p text:style-name="P3"/>
      <text:p text:style-name="P3"/>
      <text:p text:style-name="P3">6. <text:span text:style-name="T6">Šta je Direktna rekurzija?</text:span></text:p>
      <text:p text:style-name="P10"/>
      <text:p text:style-name="P41"><text:span text:style-name="T6">- </text:span><text:span text:style-name="T7">Direktna rekurzija</text:span><text:span text:style-name="T6"> je rekurzija kada metoda poziva sam sebe.</text:span></text:p>
      <text:p text:style-name="P3"/>
      <text:p text:style-name="P3"/>
      <text:p text:style-name="P3">7. <text:span text:style-name="T6">Šta je indirektna rekurzija?</text:span></text:p>
      <text:p text:style-name="P10"/>
      <text:p text:style-name="P42"><text:span text:style-name="T6">- </text:span><text:span text:style-name="T7">Indirektna rekurzija</text:span><text:span text:style-name="T6"> je kada jedan metoda poziva drugi </text:span><text:span text:style-name="T12">metoda a on oet poziva prvo metod.</text:span></text:p>
      <text:p text:style-name="P3"/>
      <text:p text:style-name="P3"/>
      <text:p text:style-name="P3"/>
      <text:p text:style-name="P3">8. <text:span text:style-name="T12">Kako biste problem Fibonačijevog niza podelili na rekurzivne potprobleme?</text:span></text:p>
      <text:p text:style-name="P3"/>
      <text:p text:style-name="P42">- <text:span text:style-name="T13">Podelili bismo ga na dva potproblema:</text:span></text:p>
      <text:p text:style-name="P89">1) Određivanje brojeva fib(index - 2) i </text:p>
      <text:p text:style-name="P86">2) Određivaenj brojeva fib(index - 1).</text:p>
      <text:p text:style-name="P71"/>
      <text:p text:style-name="P3"><text:soft-page-break/>9. <text:span text:style-name="T14">Koliko će metoda fib biti pozvan u listingu koji određuje Fibonačijeve brojeve za fib(6)?</text:span></text:p>
      <text:p text:style-name="P3"/>
      <text:p text:style-name="P41">- <text:span text:style-name="T14">1</text:span><text:span text:style-name="T22">6</text:span><text:span text:style-name="T14"> puta. Jer u opštem slučaju računanje fib(index) zahteva 2 puta više rekurzivnih poziva, nego što bi broj rekurzivnih poziva imalo izvršenje fib(index – 1).</text:span></text:p>
      <text:p text:style-name="P3"/>
      <text:p text:style-name="P3"/>
      <text:p text:style-name="P3">10. <text:span text:style-name="T15">Opišite karakteristike rekurzivnih metoda.</text:span></text:p>
      <text:p text:style-name="P11"/>
      <text:p text:style-name="P49">- Karakteristike su:</text:p>
      <text:p text:style-name="P90">1) Metod upotrebljava if-else ili swich iskaze koji vode do različitih slučajeva.</text:p>
      <text:p text:style-name="P87">2) Jedan ili više osnovnih slučajeva se koriste za zaustavljanje rekurzije.</text:p>
      <text:p text:style-name="P87">3) Svaki rekurzivni poziv smanjuje početni problem, dovodeći ga bliže do osnovnog slučaja, sve dok ne postane i on takav slučaj.</text:p>
      <text:p text:style-name="P3"/>
      <text:p text:style-name="P3"/>
      <text:p text:style-name="P3">11. <text:span text:style-name="T16">Koji je osnovni slučaj (base case) metoda isPŠalindrome() opisanog u materijalima? Koliko puta će ovaj metod bit pozvan za slučaj poziva isPalindrome(„</text:span><text:span text:style-name="T48">abdxcxdba</text:span><text:span text:style-name="T16">“)?</text:span></text:p>
      <text:p text:style-name="P12"/>
      <text:p text:style-name="P41"><text:span text:style-name="T16">- </text:span><text:span text:style-name="T48">Osnovni </text:span><text:span text:style-name="T16">slučaj: “Provera da li je prva oznaka (character) jednaka poslednjoj oznaci stringa“. Ovo je ujedno i prvi potproblem a drugi potproblem je da li string dužine 0 ili 1. Metod će biti pozvan 5 puta.</text:span></text:p>
      <text:p text:style-name="P3"/>
      <text:p text:style-name="P1"/>
      <text:p text:style-name="P4">12. <text:span text:style-name="T62">Nacrtati ili napisati stek poziva (</text:span><text:span text:style-name="T17">call stack</text:span><text:span text:style-name="T62">) </text:span><text:span text:style-name="T17">za slučaj da se funkcija poziva funkcija isPalindrome(„</text:span><text:span text:style-name="T49">abcba</text:span><text:span text:style-name="T17">“)?</text:span></text:p>
      <text:p text:style-name="P13"/>
      <text:p text:style-name="P43"><text:span text:style-name="T17">- </text:span><text:span text:style-name="T49">Poziva se </text:span><text:span text:style-name="T51">5</text:span><text:span text:style-name="T49"> puta:</text:span></text:p>
      <text:p text:style-name="P72"><text:span text:style-name="T51">1) isPalindrome</text:span><text:span text:style-name="T49">(“abcba”),</text:span></text:p>
      <text:p text:style-name="P72"><text:span text:style-name="T51">2) isPalindrome</text:span><text:span text:style-name="T49">(“bcb”),</text:span></text:p>
      <text:p text:style-name="P92"><text:span text:style-name="T51"><text:tab/> <text:s text:c="4"/>isPalindrome</text:span><text:span text:style-name="T49">(“</text:span><text:span text:style-name="T51">abcba</text:span><text:span text:style-name="T49">”),</text:span></text:p>
      <text:p text:style-name="P92"><text:span text:style-name="T49"><text:tab/></text:span><text:span text:style-name="T51">3) isPalindrome(“c”),</text:span></text:p>
      <text:p text:style-name="P93"><text:tab/> <text:s text:c="3"/>isPalindrome(“bcb”),<text:tab/></text:p>
      <text:p text:style-name="P3"><text:tab/> <text:s text:c="3"/><text:span text:style-name="T67">isPalindrome(“abcba”),</text:span></text:p>
      <text:p text:style-name="P3"><text:tab/><text:span text:style-name="T67">4) isPalindrome(“bcb”),</text:span></text:p>
      <text:p text:style-name="P3"><text:tab/> <text:s text:c="3"/><text:span text:style-name="T67">isPalindrome(“abcba”),</text:span></text:p>
      <text:p text:style-name="P3"><text:tab/><text:span text:style-name="T67">5) isPalindrome(“abcba”).</text:span></text:p>
      <text:p text:style-name="P3"/>
      <text:p text:style-name="P3"/>
      <text:p text:style-name="P3"/>
      <text:p text:style-name="P3">13. <text:span text:style-name="T18">Šta je rekurzivni pomoćni mteod (recursive helper method)?</text:span></text:p>
      <text:p text:style-name="P3"/>
      <text:p text:style-name="P41">- <text:span text:style-name="T18">Praksa pri rekurzivnm programiranju je da se definiše drugi metod koji prima dodatne parametre </text:span><text:span text:style-name="T23">i pomaze glavnom rekurzivnom problemu</text:span><text:span text:style-name="T18">. Takav metod je poznat kao </text:span><text:span text:style-name="T10">rekurzivni pomoćni metod</text:span><text:span text:style-name="T18">. Ovi metodi su korisni kod rekuzivnog rešavanja problema koji se javljaju sa stringovima i nizovima.</text:span></text:p>
      <text:p text:style-name="P3"/>
      <text:p text:style-name="P3"/>
      <text:p text:style-name="P3"/>
      <text:p text:style-name="P3"/>
      <text:p text:style-name="P3"><text:soft-page-break/>14. <text:span text:style-name="T19">Kako biste problem Hanojskih kula podelili na rekurzivne potprobleme?</text:span></text:p>
      <text:p text:style-name="P14"/>
      <text:p text:style-name="P50">- Tako što stubove (podstabla) prebacimo pomoću sledećeg algoritma:</text:p>
      <text:p text:style-name="P91">1) Prebaciti stablo koje sadrži n-1 diskova sa A na B.</text:p>
      <text:p text:style-name="P88">2) Preostali (najveći) disk prebaciti sa A na C.</text:p>
      <text:p text:style-name="P88">3) Prebaciti podstablo sa B na C.</text:p>
      <text:p text:style-name="P3"/>
      <text:p text:style-name="P3"/>
      <text:p text:style-name="P3">15. <text:span text:style-name="T20">Koliko puta će metoda moveDiscs() biti pozvam za slučaj moveDiscs(</text:span><text:span text:style-name="T50">5, 'A','B','C'</text:span><text:span text:style-name="T20">)?</text:span></text:p>
      <text:p text:style-name="P15"/>
      <text:p text:style-name="P42"><text:span text:style-name="T20">- </text:span><text:span text:style-name="T50">31 put.</text:span></text:p>
      <text:p text:style-name="P3"/>
      <text:p text:style-name="P3"/>
      <text:p text:style-name="P27">16. <text:span text:style-name="T63">Koja od slede</text:span><text:span text:style-name="T21">ćih tvrdnji je tačna?</text:span></text:p>
      <text:p text:style-name="P7"/>
      <text:p text:style-name="P45">- Rekurzivni metodi zahtevaju više vremena <text:span text:style-name="T68">i</text:span> memorije za izvršenje nego nerekurzivni metodi.</text:p>
      <text:p text:style-name="P3"/>
      <text:p text:style-name="P3"/>
      <text:p text:style-name="P6">17. <text:span text:style-name="T64">Šta je repna rekurzija?</text:span></text:p>
      <text:p text:style-name="P6"/>
      <text:p text:style-name="P44">- <text:span text:style-name="T64">Pod </text:span><text:span text:style-name="T43">Repnom rekurzijom</text:span><text:span text:style-name="T64"> (tail recursion), podrazumeva se rekurzija koja nema zaostale operacije na čekanju a koje bi trebalo izvršiti po završetku jednog rekurzivnog poziva.</text:span></text:p>
      <text:p text:style-name="P3"/>
      <text:p text:style-name="P3"/>
      <text:p text:style-name="P8">18. <text:span text:style-name="T65">Kada biste koristili repnu rekurziju?</text:span></text:p>
      <text:p text:style-name="P8"/>
      <text:p text:style-name="P46">- <text:span text:style-name="T65">Repnu rekurziju bih koristio kada treba na efikasan način da smanjim potrebnu veličinu steka.</text:span></text:p>
      <text:p text:style-name="P3"/>
      <text:p text:style-name="P3"/>
      <text:p text:style-name="P9">19. <text:span text:style-name="T66">Identifikovati primere ove lekcije koji koriste repnu rekurziju?</text:span></text:p>
      <text:p text:style-name="P9"/>
      <text:p text:style-name="P47">- <text:span text:style-name="T66">Klasa ComputeFactorialTailRecursion ima pomoćni repni rekurzivni metoda za faktorijel po imenu factorial().</text:span></text:p>
      <text:p text:style-name="P3"/>
      <text:p text:style-name="P3"/>
      <text:p text:style-name="P16">20. Koliko puta se poziva rekurzivna funkcija za rad sa Hanojskim kulama kada su na ulaznom štapu 4 diska?</text:p>
      <text:p text:style-name="P16"/>
      <text:p text:style-name="P51">- 15 puta.</text:p>
      <text:p text:style-name="P16"/>
      <text:p text:style-name="P16"/>
      <text:p text:style-name="P16">21. <text:span text:style-name="T69">Analizirati sledeći rekurzivni metod: public static long factorial(int n) </text:span><text:span text:style-name="T52">{ return n*factorial(n-1);}</text:span></text:p>
      <text:p text:style-name="P28"/>
      <text:p text:style-name="P28"><text:tab/>- Metoda radi <text:span text:style-name="T3">beskona</text:span><text:span text:style-name="T24">č</text:span><text:span text:style-name="T3">no</text:span> <text:span text:style-name="T24">š</text:span>to kao posledicu izaziva StackOverFlowError.</text:p>
      <text:p text:style-name="P28"/>
      <text:p text:style-name="P28"/>
      <text:p text:style-name="P3"/>
      <text:p text:style-name="P3"/>
      <text:p text:style-name="P3"/>
      <text:p text:style-name="P2"><text:soft-page-break/>TEST 2</text:p>
      <text:p text:style-name="P1"/>
      <text:p text:style-name="P3">1. <text:span text:style-name="T25">Šta omogućava primena generičkih klasa i metoda?</text:span></text:p>
      <text:p text:style-name="P21"/>
      <text:p text:style-name="P57">- Omogućava da otkrijemo greške u vreme kompilacije programa umesto u vreme njegovog izvršenja. <text:span text:style-name="T86">I omogućavaju parametrizovanje tipova.</text:span></text:p>
      <text:p text:style-name="P3"/>
      <text:p text:style-name="P3"/>
      <text:p text:style-name="P3">2. <text:span text:style-name="T26">Zašto se koriste generički tipovi?</text:span></text:p>
      <text:p text:style-name="P22"/>
      <text:p text:style-name="P41"><text:span text:style-name="T26">- </text:span><text:span text:style-name="T27">Zato </text:span><text:span text:style-name="T28">što generički tipovi (generici) kao parametri omogućavaju da ponovo koristimo isti kod sa drugim ulazima. Prednosti korišćenja su pre svega: Bolja provera tipa u vreme kompilacije, I Eliminacija konverzija tipa.</text:span></text:p>
      <text:p text:style-name="P3"/>
      <text:p text:style-name="P3"/>
      <text:p text:style-name="P3">3. <text:span text:style-name="T29">Šta je autoboxing?</text:span></text:p>
      <text:p text:style-name="P23"/>
      <text:p text:style-name="P41"><text:span text:style-name="T29">- </text:span><text:span text:style-name="T11">Autoboxing</text:span><text:span text:style-name="T29"> je direktno dodeljivanje elemenata nekoj promenljivoj primitivnog tipa ako su elementi liste učaureni tipovi </text:span><text:span text:style-name="T30">(wrapper types)</text:span><text:span text:style-name="T29">.</text:span></text:p>
      <text:p text:style-name="P3"/>
      <text:p text:style-name="P3"/>
      <text:p text:style-name="P3">4. <text:span text:style-name="T30">Koja je generička definicija za java.lang.Comparadle u Java API?</text:span></text:p>
      <text:p text:style-name="P3"/>
      <text:p text:style-name="P42">- <text:span text:style-name="T30">public java.lang.Comparable</text:span><text:span text:style-name="T53">&lt;E&gt; <text:s/></text:span><text:span text:style-name="T40">ili public java.lang;</text:span></text:p>
      <text:p text:style-name="P96"><text:span text:style-name="T3">public interface Comparable</text:span><text:span text:style-name="T47">&lt;T&gt; {</text:span></text:p>
      <text:p text:style-name="P97"><text:tab/>public int compareTo(T o);</text:p>
      <text:p text:style-name="P97">}</text:p>
      <text:p text:style-name="P3"/>
      <text:p text:style-name="P3"/>
      <text:p text:style-name="P3">5. <text:span text:style-name="T70">Ako kreirate objekat ArrayString sa stringovima upotrebom new ArrayList(), </text:span><text:span text:style-name="T31">da li se konstruktor u klasi ArrayList može definicati kao: public ArrayList()?</text:span></text:p>
      <text:p text:style-name="P24"/>
      <text:p text:style-name="P58">- <text:span text:style-name="T87">Ne. K</text:span>onstruktor <text:span text:style-name="T87">se obično</text:span> definiše da bude private. </text:p>
      <text:p text:style-name="P3"/>
      <text:p text:style-name="P3"/>
      <text:p text:style-name="P3">6. <text:span text:style-name="T32">Da li generička klasa može da ima višestruke generičke parametre?</text:span></text:p>
      <text:p text:style-name="P25"/>
      <text:p text:style-name="P59">- <text:span text:style-name="T88">Može. </text:span>Generička klasa ili metod dozvoljava vam da specificirate dozvoljene tipove objekata sa kojima klasa ili metod može da radi.</text:p>
      <text:p text:style-name="P3"/>
      <text:p text:style-name="P3"/>
      <text:p text:style-name="P3">7. <text:span text:style-name="T33">Kako deklarišete generički tip u klasi?</text:span></text:p>
      <text:p text:style-name="P3"/>
      <text:p text:style-name="P41">- <text:span text:style-name="T33">Svaki put kada kreiramo novu instancu tipa ProstGenerik u zagradama </text:span><text:span text:style-name="T54">&lt; &gt; </text:span><text:span text:style-name="T33">moramo definisati tip odnosno klasu koja se odnosi na generički tip. Generički tip se definiše za klasu ili interfejs.</text:span></text:p>
      <text:p text:style-name="P3"/>
      <text:p text:style-name="P3"/>
      <text:p text:style-name="P3"/>
      <text:p text:style-name="P3"><text:soft-page-break/>8. <text:span text:style-name="T33">Kako deklarišete neki generički metoda? Kada aktivirate generički metod?</text:span></text:p>
      <text:p text:style-name="P3"/>
      <text:p text:style-name="P42">- <text:span text:style-name="T33">Da bi deklarisali generički metoda, treba da postavimo generički tip </text:span><text:span text:style-name="T54">&lt;E&gt; odmah </text:span><text:span text:style-name="T33">posle ključne reči static u zaglavlju metoda:</text:span></text:p>
      <text:p text:style-name="P74"><text:span text:style-name="T3">public static </text:span><text:span text:style-name="T47">&lt;E&gt; void print(E[] list);</text:span></text:p>
      <text:p text:style-name="P73"><text:span text:style-name="T47">Da bi se aktivirao (prizvao) </text:span><text:span text:style-name="T3">generički metoda, treba navesti ime metoda sa stvarnim tipom u uglastim zagradama:</text:span></text:p>
      <text:p text:style-name="P74"><text:span text:style-name="T3">GenericMethodDemo.</text:span><text:span text:style-name="T47">&lt;String&gt; print (strings);</text:span></text:p>
      <text:p text:style-name="P3"/>
      <text:p text:style-name="P3"/>
      <text:p text:style-name="P3">9. <text:span text:style-name="T34">Š</text:span><text:span text:style-name="T71">ta je </text:span><text:span text:style-name="T34">ograničen</text:span><text:span text:style-name="T71"> </text:span><text:span text:style-name="T34">generički</text:span><text:span text:style-name="T71"> tip (bounded </text:span><text:span text:style-name="T34">generic type</text:span><text:span text:style-name="T71">)?</text:span></text:p>
      <text:p text:style-name="P3"/>
      <text:p text:style-name="P42">- <text:span text:style-name="T34">Ograničen generički tip je generički tip koji se može specificirati i kao pod-tip nekog tipa.</text:span></text:p>
      <text:p text:style-name="P3"/>
      <text:p text:style-name="P3"/>
      <text:p text:style-name="P4">10. <text:span text:style-name="T72">Za dati red int[] list = {1. 2. -1} da li </text:span><text:span text:style-name="T35">možete da pozovete metod sort(list) upotrebom metoda sort() datog u listingu klase GenericSort?</text:span></text:p>
      <text:p text:style-name="P18"/>
      <text:p text:style-name="P54">- DA. Zato što metod sort() sortira niz sa bilo kojim tipom objekata.</text:p>
      <text:p text:style-name="P3"/>
      <text:p text:style-name="P3"/>
      <text:p text:style-name="P3">11. <text:span text:style-name="T35">Za dati red int</text:span><text:span text:style-name="T55">[] list = {new Integer(1), new Integer(2), new Integer(-1)} da li </text:span><text:span text:style-name="T35">možete da prizovete sort(list) upotrebom sort metoda u listing na slici 1.?</text:span></text:p>
      <text:p text:style-name="P3"/>
      <text:p text:style-name="P42">- <text:span text:style-name="T35">Da, možemo.</text:span></text:p>
      <text:p text:style-name="P3"/>
      <text:p text:style-name="P3"/>
      <text:p text:style-name="P17">12. <text:span text:style-name="T73">Šta je sirovi tip? Zašto je sirovi tip nebezbedan? Zašto je sirovi tip dozvoljen u Javi?</text:span></text:p>
      <text:p text:style-name="P17"/>
      <text:p text:style-name="P52">- <text:span text:style-name="T73">Generička klasa koja se koristi bez tipa parametra naziva se sirovim tipom (raw type). Nebezbedan je zato što mogu da izazovu grešku pri izvršenju programa, jer se ne mogu upoređivati objekti različitog tipa (npr. String i int).</text:span></text:p>
      <text:p text:style-name="P75">Sirovi <text:span text:style-name="T3">tip u je dozvoljen u Javi zato što se njihovom upotrebom obezbeđuje kompatibilnost unazad.</text:span></text:p>
      <text:p text:style-name="P17"/>
      <text:p text:style-name="P17"/>
      <text:p text:style-name="P17">13. <text:span text:style-name="T74">Prikaži sintaksu deklaracije promenljive ArrayList upotrebom sirovog tipa i dodeljuje mu sirovi tip ArrayList.</text:span></text:p>
      <text:p text:style-name="P17"/>
      <text:p text:style-name="P53">- <text:span text:style-name="T75">Generic lista: <text:s/>lista = new GenericList </text:span><text:span text:style-name="T56">&lt;</text:span><text:span text:style-name="T75">ArrayList</text:span><text:span text:style-name="T56">&gt;</text:span><text:span text:style-name="T75">();</text:span></text:p>
      <text:p text:style-name="P17"/>
      <text:p text:style-name="P17"/>
      <text:p text:style-name="P26">14. <text:span text:style-name="T76">Da li je GenericStack isto što i GenericStack?</text:span></text:p>
      <text:p text:style-name="P29"/>
      <text:p text:style-name="P61">- <text:span text:style-name="T36">Da</text:span></text:p>
      <text:p text:style-name="P3"/>
      <text:p text:style-name="P3"/>
      <text:p text:style-name="P3"/>
      <text:p text:style-name="P3"/>
      <text:p text:style-name="P19"><text:soft-page-break/>15. Šta je džoker sa ograničenom donjom granicom, ograničeni džoker i neograničeni džoker?</text:p>
      <text:p text:style-name="P19"/>
      <text:p text:style-name="P55">- Ako se podtipovi objekata koji su u upotrebi razlikuju, onda se koriste džokeri generičkih tipova. Džoker generičkih tipova ima 3 forme:</text:p>
      <text:p text:style-name="P95">1) ? - neograničeni džoker,</text:p>
      <text:p text:style-name="P94">2) ? <text:span text:style-name="T3">e</text:span>xtendsT – <text:span text:style-name="T3">ograničeni džoker,</text:span></text:p>
      <text:p text:style-name="P94">3) ?superT – je <text:span text:style-name="T3">džoker sa donjom granicom.</text:span></text:p>
      <text:p text:style-name="P19"/>
      <text:p text:style-name="P19"/>
      <text:p text:style-name="P19"/>
      <text:p text:style-name="P19">16. <text:span text:style-name="T77">Šta je brisanje? Zašto se Java generici upotrebljavaju za vreme brisanja?</text:span></text:p>
      <text:p text:style-name="P19"/>
      <text:p text:style-name="P56">- <text:span text:style-name="T77">Brisanje tipa je pristup u kome kompajler upotrebljava informaciju o generičkom tipu da bi kompajlirao kod, ali ga posle briše. Ovaj pristup omogućava da generički kod ostvari kompatibilnost unazad sa starim kodom koji upotrebljava sirove tipove.</text:span></text:p>
      <text:p text:style-name="P19"/>
      <text:p text:style-name="P19"/>
      <text:p text:style-name="P20">17. <text:span text:style-name="T78">Ako </text:span><text:span text:style-name="T57">program</text:span><text:span text:style-name="T78"> upotrebljava ArrayList </text:span><text:span text:style-name="T57">i</text:span><text:span text:style-name="T78"> ArrayList</text:span><text:span text:style-name="T57">&lt;String&gt;</text:span><text:span text:style-name="T78"> da li JVM</text:span><text:span text:style-name="T57">&lt;Integer&gt;</text:span><text:span text:style-name="T78"> opterećuje oba niza?</text:span></text:p>
      <text:p text:style-name="P20"/>
      <text:p text:style-name="P63">- <text:span text:style-name="T89">Ne. Jer</text:span> <text:span text:style-name="T89">iako su to dva razlicita tipa u vreme kompilacije, smo klasa ArrazList se unosi u JVM za vreme kompilacije.</text:span></text:p>
      <text:p text:style-name="P1"/>
      <text:p text:style-name="P1"/>
      <text:p text:style-name="P36">18. <text:span text:style-name="T79">Da li mozete da kreirate instancu upotrebom </text:span><text:span text:style-name="T37">new E() z agenerički tip E? Zašto?</text:span></text:p>
      <text:p text:style-name="P33"/>
      <text:p text:style-name="P65">- Ne može da se upotrebljava new E(), zato što <text:s/>se new E() izvršava za vreme rada programa, a tada generički tip E nije rasploživ, jer su generički tipovi raspoloživiv samo za vreme kompilacije.</text:p>
      <text:p text:style-name="P1"/>
      <text:p text:style-name="P1"/>
      <text:p text:style-name="P32">19. <text:span text:style-name="T80">Da li neki metod može da upotrebljava statički parametar generičke klase? Zašto?</text:span></text:p>
      <text:p text:style-name="P1"/>
      <text:p text:style-name="P63">- <text:span text:style-name="T90">Ne. </text:span><text:span text:style-name="T38">Statički parametar generičke klase nije dozvoljen, zato što sve instance (objekti) generičke klase imaju istu klasu u vreme izvršenja pa se statičke promenljive i metodi generičke klase dele od strane svih instanci.</text:span></text:p>
      <text:p text:style-name="P1"/>
      <text:p text:style-name="P1"/>
      <text:p text:style-name="P1"/>
      <text:p text:style-name="P34">20. <text:span text:style-name="T81">Da li možete da definišete prilagođenu generičku klasu izuzetka? Zašto?</text:span></text:p>
      <text:p text:style-name="P34"/>
      <text:p text:style-name="P64">- <text:span text:style-name="T59">Ne. </text:span><text:span text:style-name="T81">To je nemoguće zato što bi u slučaju da to može, bilo moguće uhvatiti (catch) klauzulu za MyException</text:span><text:span text:style-name="T58">&lt;E&gt;.</text:span></text:p>
      <text:p text:style-name="P76"><text:span text:style-name="T81">JVM treba da proveri izbačen izuzetak iz try klauzule da bi proverila da li odgovara tipu koji je specificiran u catch klauzulu. To je nemoguće, jer ta inf. nije raspoloživa u vreme izvršenja programa.</text:span> </text:p>
      <text:p text:style-name="P1"/>
      <text:p text:style-name="P1"/>
      <text:p text:style-name="P1"/>
      <text:p text:style-name="P1"/>
      <text:p text:style-name="P35"><text:soft-page-break/>21. O kojim ograničenjima se treba voditi računa kada su u pitanju Generički tipovi?</text:p>
      <text:p text:style-name="P1"/>
      <text:p text:style-name="P63">- <text:span text:style-name="T39">Ograničenja su:</text:span></text:p>
      <text:p text:style-name="P77">1) Ne može da se kreira instanca (objekat) upotrebom parametra generičkog tipa.</text:p>
      <text:p text:style-name="P77">2) Ne možete kreirati niz (array) upotrebom parametra generičkog tipa.</text:p>
      <text:p text:style-name="P77">3) Parametar genričkog tipa neke klase nije dozvoljen u statičkom kontekstu.</text:p>
      <text:p text:style-name="P77">4) Klase izuzetka ne mogu da budu generičke, tj. ne mogu se kreirati, hvatati (catch) ili izbacivati (throw) objekti sa parametrizovanim tipovima.</text:p>
      <text:p text:style-name="P77">5) Ne možete primeniti generičke tipove se primitivnim tipovima.</text:p>
      <text:p text:style-name="P77">6) NE mođete upotrebiti konverziju tipova ili koristiti objekte sa parametrizovanim tipovima.</text:p>
      <text:p text:style-name="P77">7) Ne možete preopteretiti (overload) metoda sa formalnim tipovima argumenata svakog brisanja preopterećenja u isti sirovi tip.</text:p>
      <text:p text:style-name="P35"/>
      <text:p text:style-name="P35"/>
      <text:p text:style-name="P37">22. Da deklarisemo interfejs A sa dva genericka tipa koristimo: <text:span text:style-name="T92">***</text:span></text:p>
      <text:p text:style-name="P37"/>
      <text:p text:style-name="P67">- public interface A(E, F) { … }</text:p>
      <text:p text:style-name="P79">- public interface A&lt;E&gt; { … }</text:p>
      <text:p text:style-name="P78">- <text:span text:style-name="T60">public interface A&lt;E, F&gt; { … }</text:span></text:p>
      <text:p text:style-name="P78">- <text:span text:style-name="T60">public interface A(E) { … }</text:span></text:p>
      <text:p text:style-name="P35"/>
      <text:p text:style-name="P35"/>
      <text:p text:style-name="P38">23. Da li &lt;? super Number&gt; predstavlja superklasu od Number? <text:span text:style-name="T92">***</text:span></text:p>
      <text:p text:style-name="P38"/>
      <text:p text:style-name="P68">- Da,</text:p>
      <text:p text:style-name="P80">- Ne</text:p>
      <text:p text:style-name="P35"/>
      <text:p text:style-name="P35"/>
      <text:p text:style-name="P38">24. Da li je ArrayList&lt;Number&gt; podklasa od ArrayList&lt;? Extends Number&gt; ? <text:span text:style-name="T92">***</text:span></text:p>
      <text:p text:style-name="P35"/>
      <text:p text:style-name="P66">- <text:span text:style-name="T61">Da</text:span></text:p>
      <text:p text:style-name="P81">- Ne</text:p>
      <text:p text:style-name="P35"/>
      <text:p text:style-name="P35"/>
      <text:p text:style-name="P39">25. <text:span text:style-name="T96">Koji od sledecih iskaza nije korektan? </text:span><text:span text:style-name="T93">***</text:span></text:p>
      <text:p text:style-name="P39"/>
      <text:p text:style-name="P69">- <text:span text:style-name="T96">Genericima izbegavamo otezano kastovanje (konverziju tipa),</text:span></text:p>
      <text:p text:style-name="P82">- <text:span text:style-name="T96">Generici cine da se program izvrsava brze nego obicno,</text:span></text:p>
      <text:p text:style-name="P82">- <text:span text:style-name="T96">Generici pomazu da se detektuju greske u tipovima u vreme kompajliranja, pa time program cine robusnijim,</text:span></text:p>
      <text:p text:style-name="P82">- <text:span text:style-name="T96">Generici cine program lakim za citanje.</text:span></text:p>
      <text:p text:style-name="P83"/>
      <text:p text:style-name="P1"/>
      <text:p text:style-name="P40">26. Ako je E genericki tip za klasu, da li E moze biti referencirano iz statickog metoda? <text:span text:style-name="T92">***</text:span></text:p>
      <text:p text:style-name="P40"/>
      <text:p text:style-name="P70">- Ne,</text:p>
      <text:p text:style-name="P84"><text:span text:style-name="T97">- Da</text:span>.</text:p>
      <text:p text:style-name="P1"/>
      <text:p text:style-name="P1"/>
      <text:p text:style-name="P2"><text:soft-page-break/>TEST 3</text:p>
      <text:p text:style-name="P3"/>
      <text:p text:style-name="P5">1. <text:span text:style-name="T82">Šta je struktura podataka?</text:span></text:p>
      <text:p text:style-name="P5"/>
      <text:p text:style-name="P60">- Struktura podataka je kolekcija (zbirka) podataka organizovanih na neki način. Ona podržava operacije neohodne za pristup podacima i rad sa njima. </text:p>
      <text:p text:style-name="P3"/>
      <text:p text:style-name="P3"/>
      <text:p text:style-name="P4">2. <text:span text:style-name="T83">Opišite Java Collection Framework. Navedite interfejse, apstraktne klase i konkretne klase koje implementiraju interfejs Collection.</text:span></text:p>
      <text:p text:style-name="P3"/>
      <text:p text:style-name="P41">- <text:span text:style-name="T83">Java Collection Framework je skup struktura podataka za efikasno organizovanje i za manipulaciju podataka. Podržava skupove, liste, redove i mape. Oni su definisani u interfejsima: Set, List, Queve i Map.</text:span></text:p>
      <text:p text:style-name="P3"/>
      <text:p text:style-name="P3"/>
      <text:p text:style-name="P3">3. <text:span text:style-name="T84">Da li se objekat kolekcije može serijalizovati?</text:span></text:p>
      <text:p text:style-name="P3"/>
      <text:p text:style-name="P41">- <text:span text:style-name="T84">Sve konkretne klase u Java Collection Framework-u implementiraju interfejse Cloneable i Serializable. Prema tome, njihovi primerci se mogu klonirati i serijalizovati.</text:span></text:p>
      <text:p text:style-name="P3"/>
      <text:p text:style-name="P3"/>
      <text:p text:style-name="P4">4. <text:span text:style-name="T85">Koji metod koristite da bi dodali sve elmente iz jedne u drugu <text:s/>kolekciju?</text:span></text:p>
      <text:p text:style-name="P3"/>
      <text:p text:style-name="P41">- <text:span text:style-name="T85">addAll()</text:span></text:p>
      <text:p text:style-name="P3"/>
      <text:p text:style-name="P3"/>
      <text:p text:style-name="P3">5. <text:span text:style-name="T100">Kada ce neki metod da izbaci UnsupportedOperationException?</text:span></text:p>
      <text:p text:style-name="P3"/>
      <text:p text:style-name="P42">- <text:span text:style-name="T130">Ukoliko pokusavamo da </text:span><text:span text:style-name="T41">želimo izvršimo neku operaciju nad kolekcijom nad kojom to nije dozvoljno.</text:span></text:p>
      <text:p text:style-name="P3"/>
      <text:p text:style-name="P3"/>
      <text:p text:style-name="P3">6. <text:span text:style-name="T100">Sta je iterator?</text:span></text:p>
      <text:p text:style-name="P3"/>
      <text:p text:style-name="P41">- <text:span text:style-name="T100">Iterator je klasican sablon projektovanja (design pattern) za preterazivanje neke strukture podataka bez potrebe da se ulazi u detalje neke strukture kako su podaci uskladisteni u strukturi podataka.</text:span></text:p>
      <text:p text:style-name="P3"/>
      <text:p text:style-name="P3"/>
      <text:p text:style-name="P3">7. <text:span text:style-name="T101">Kako dobijate iterator iz objekta kolekcije?</text:span></text:p>
      <text:p text:style-name="P3"/>
      <text:p text:style-name="P41">- <text:span text:style-name="T102">Interfejs Colection nasledjuje interfejs Iterable. Interfejs Iterable definise metod iterator() koji vraca iterator.</text:span></text:p>
      <text:p text:style-name="P3"/>
      <text:p text:style-name="P3"/>
      <text:p text:style-name="P3"/>
      <text:p text:style-name="P3"/>
      <text:p text:style-name="P3"><text:soft-page-break/>8. <text:span text:style-name="T103">Koji metod upotrebljavate da bi dobili neki element kolekcije pomocu iteratora?</text:span></text:p>
      <text:p text:style-name="P3"/>
      <text:p text:style-name="P42">- <text:span text:style-name="T103">next()</text:span></text:p>
      <text:p text:style-name="P98"/>
      <text:p text:style-name="P98"/>
      <text:p text:style-name="P98">9. Da li možete koristiti for-each petlju za pristup <text:span text:style-name="T104">elementima bilo kom primerku Collection?</text:span></text:p>
      <text:p text:style-name="P98"/>
      <text:p text:style-name="P116">- <text:span text:style-name="T104">Da</text:span></text:p>
      <text:p text:style-name="P3"/>
      <text:p text:style-name="P100">10. Kada se koristi <text:span text:style-name="T105">for-each petlja za pristup svim elementima u jednoj kolekciji, da li treba da koristite next( ) ili hasNext( ) metode u iteratoru?</text:span></text:p>
      <text:p text:style-name="P100"/>
      <text:p text:style-name="P118">- <text:span text:style-name="T105">Obe i hasNext( ) i next( ).</text:span></text:p>
      <text:p text:style-name="P100"/>
      <text:p text:style-name="P100"/>
      <text:p text:style-name="P101">11. <text:span text:style-name="T106">Kako vi dodajete u uklanjate elemente u jednu listu? Kako pristupate elementima liste u oba pravca?</text:span></text:p>
      <text:p text:style-name="P101"/>
      <text:p text:style-name="P124">- <text:span text:style-name="T106">Metoda </text:span><text:span text:style-name="T44">add(index, element) </text:span><text:span text:style-name="T106">za ubacivanje elementa na mesto odredjenog indeksa.</text:span></text:p>
      <text:p text:style-name="P121"><text:span text:style-name="T106"><text:s text:c="2"/>Metod </text:span><text:span text:style-name="T44">addAll(index, collection)</text:span><text:span text:style-name="T106"> ubacuje kolekciju elemenata od mesta odredjenog indeksom.</text:span></text:p>
      <text:p text:style-name="P119"><text:s text:c="2"/>Metod <text:span text:style-name="T42">remove(index)</text:span> uklanja element koji je na mestu definisanom indeksom liste.</text:p>
      <text:p text:style-name="P101"/>
      <text:p text:style-name="P101"/>
      <text:p text:style-name="P101">12. <text:span text:style-name="T107">Koje su razlike izmedju ArrayList i LinkedList? Koju listu biste vi koristili da ubacite i izbrisete elemente na pocetku liste?</text:span></text:p>
      <text:p text:style-name="P101"/>
      <text:p text:style-name="P125">- <text:span text:style-name="T45">ArrayList</text:span><text:span text:style-name="T107"> smesta elemente u niz koji se dinamicki kreira.</text:span></text:p>
      <text:p text:style-name="P120"><text:s text:c="2"/><text:span text:style-name="T42">LinkedList</text:span> smesta elemente u vidu povezane liste. Klasu LinkedList bi koristio za ubacivanje ili brisanje elemenata na pocetku liste.</text:p>
      <text:p text:style-name="P101"/>
      <text:p text:style-name="P101"/>
      <text:p text:style-name="P102">13. <text:span text:style-name="T108">Da li su svi metodi klase ArrayList takodje sadrzane i u klasi LinkedList? Koji metodi su sadrzani u LinkedList a nisu sadrzani u ArrayList?</text:span></text:p>
      <text:p text:style-name="P102"/>
      <text:p text:style-name="P126">- <text:span text:style-name="T109">Svi metodi ArrayList su definisani u List interfejsu. LinkedList implementira interfejs List, i pored svih njenih metoda klasa LinkedList odezbedjuje metode za nalazenje, ubacivanje i uklanjanje elemenata sa oba kraja liste.</text:span></text:p>
      <text:p text:style-name="P102"/>
      <text:p text:style-name="P102"/>
      <text:p text:style-name="P3"><text:span text:style-name="T109">14</text:span>. <text:span text:style-name="T110">Kako kreirate listu od niza objekata?</text:span></text:p>
      <text:p text:style-name="P3"/>
      <text:p text:style-name="P117"><text:span text:style-name="T129">-</text:span><text:span text:style-name="Source_20_Text"><text:span text:style-name="T121">List</text:span></text:span><text:span text:style-name="Source_20_Text"><text:span text:style-name="T123">&lt;</text:span></text:span><text:span text:style-name="Source_20_Text"><text:span text:style-name="T121">Object</text:span></text:span><text:span text:style-name="Source_20_Text"><text:span text:style-name="T123">&gt;</text:span></text:span><text:span text:style-name="Source_20_Text"><text:span text:style-name="T125"> </text:span></text:span><text:span text:style-name="Source_20_Text"><text:span text:style-name="T123">list =</text:span></text:span><text:span text:style-name="Source_20_Text"><text:span text:style-name="T125"> </text:span></text:span><text:span text:style-name="Source_20_Text"><text:span text:style-name="T127">new</text:span></text:span><text:span text:style-name="Source_20_Text"><text:span text:style-name="T125"> </text:span></text:span><text:span text:style-name="Source_20_Text"><text:span text:style-name="T121">ArrayList</text:span></text:span><text:span text:style-name="Source_20_Text"><text:span text:style-name="T123">&lt;</text:span></text:span><text:span text:style-name="Source_20_Text"><text:span text:style-name="T121">Object</text:span></text:span><text:span text:style-name="Source_20_Text"><text:span text:style-name="T123">&gt;();</text:span></text:span></text:p>
      <text:p text:style-name="P139"><text:span text:style-name="Source_20_Text"><text:span text:style-name="T122"><text:tab/> <text:s/>list.add(</text:span></text:span><text:span text:style-name="Source_20_Text"><text:span text:style-name="T128">"String"</text:span></text:span><text:span text:style-name="Source_20_Text"><text:span text:style-name="T122">);</text:span></text:span></text:p>
      <text:p text:style-name="P139"><text:span text:style-name="Source_20_Text"><text:span text:style-name="T122"><text:tab/> <text:s/>list.add(</text:span></text:span><text:span text:style-name="Source_20_Text"><text:span text:style-name="T120">Integer</text:span></text:span><text:span text:style-name="Source_20_Text"><text:span text:style-name="T122">.valueOf(</text:span></text:span><text:span text:style-name="Source_20_Text"><text:span text:style-name="T128">1</text:span></text:span><text:span text:style-name="Source_20_Text"><text:span text:style-name="T122">));</text:span></text:span></text:p>
      <text:p text:style-name="P139"><text:span text:style-name="Source_20_Text"><text:span text:style-name="T122"><text:s/><text:tab/> <text:s/>list.add(</text:span></text:span><text:span text:style-name="Source_20_Text"><text:span text:style-name="T126">new</text:span></text:span><text:span text:style-name="Source_20_Text"><text:span text:style-name="T124"> </text:span></text:span><text:span text:style-name="Source_20_Text"><text:span text:style-name="T120">Employee</text:span></text:span><text:span text:style-name="Source_20_Text"><text:span text:style-name="T122">());</text:span></text:span></text:p>
      <text:p text:style-name="P71"/>
      <text:p text:style-name="P3"/>
      <text:p text:style-name="P3"/>
      <text:p text:style-name="P3"/>
      <text:p text:style-name="P103"><text:soft-page-break/>15. <text:span text:style-name="T112">Koje su razlike izmedju interfejsa Comparable i Comparator? U kom je paketu Comparable a u kom je Comparator?</text:span></text:p>
      <text:p text:style-name="P103"/>
      <text:p text:style-name="P127">- <text:span text:style-name="T46">Comaprator</text:span><text:span text:style-name="T112"> se koristi za uporedjivanje objekata klase koja ne imlementira interfejs </text:span><text:span text:style-name="T46">Comparable</text:span><text:span text:style-name="T112">.</text:span></text:p>
      <text:p text:style-name="P103"/>
      <text:p text:style-name="P103"/>
      <text:p text:style-name="P104">16. Interfejs Comparator sadrzi metod equal( ). Zasto ovaj metod nije imlementiran u klasi GeometricObjectComparator?</text:p>
      <text:p text:style-name="P103"/>
      <text:p text:style-name="P128">- <text:span text:style-name="T113">Zato sto je u tom slucaju upotrebljen uporedjivac (tj. Comparator). Uporedni elementi upotrebom interfejsa Comparator vrse poredjenje upotrebom uporedjivaca.</text:span></text:p>
      <text:p text:style-name="P103"/>
      <text:p text:style-name="P3"/>
      <text:p text:style-name="P105">17. Da li su metodi u klasi Collections staticki?</text:p>
      <text:p text:style-name="P105"/>
      <text:p text:style-name="P129">- DA. Klasa Collections sadrzi staticke metode radi izvrsenja zajednickih operacija i u kolekciji i u listi.</text:p>
      <text:p text:style-name="P105"/>
      <text:p text:style-name="P105"/>
      <text:p text:style-name="P106">18. <text:span text:style-name="T114">Koji od sledecih statickih metoda u klasi Collections su za liste a koji su za kolekcije? Sort, binarySearch, reverse, shuffle, max, min, disjoint, frequency.</text:span></text:p>
      <text:p text:style-name="P105"/>
      <text:p text:style-name="P130">- <text:span text:style-name="T114">Za liste: binarySearch, revers, shuffle, copy, fill.</text:span></text:p>
      <text:p text:style-name="P122"><text:s text:c="2"/><text:span text:style-name="T114">Za kolekcije: max, min, disjoint, frequency.</text:span></text:p>
      <text:p text:style-name="P105"/>
      <text:p text:style-name="P105"/>
      <text:p text:style-name="P30">1<text:span text:style-name="T114">9</text:span>. <text:span text:style-name="T115">Objasnite ulogu klase <text:s/>ArrayList u prethodnom primeru?</text:span></text:p>
      <text:p text:style-name="P30"/>
      <text:p text:style-name="P62">- <text:span text:style-name="T115">Klasa ArrayList se u ovom primeru koristi za uskladistenje lopti. Kada korisnik pritisne +1 dugme stvara se nova lopta i dodaje u listu. Kada korisnik klikne -1 dugme, poslednja lopta u listi se uklanja.</text:span></text:p>
      <text:p text:style-name="P30"/>
      <text:p text:style-name="P30"/>
      <text:p text:style-name="P110">20. <text:span text:style-name="T116">Kako kreirate objekat klase Vektor? Kako dodajete ili ubacujete elemente u vektor? Kako uklanjate elemente iz vektora? Kako nalazite velicinu vektora?</text:span></text:p>
      <text:p text:style-name="P109"/>
      <text:p text:style-name="P132">- <text:span text:style-name="T116">Vector(), addElement(0: E), removeElement(0: Object), size()</text:span></text:p>
      <text:p text:style-name="P109"/>
      <text:p text:style-name="P109"/>
      <text:p text:style-name="P111">21. <text:span text:style-name="T117">Kako kreirate objekat klase Stack? Kako dodajete novi element u stek? Kako uklanjate element iz steka? Kako nalazite velicinu steka?</text:span></text:p>
      <text:p text:style-name="P111"/>
      <text:p text:style-name="P133">- <text:span text:style-name="T117">Stack(), push(), pop(), size().</text:span></text:p>
      <text:p text:style-name="P111"/>
      <text:p text:style-name="P111"/>
      <text:p text:style-name="P111"/>
      <text:p text:style-name="P111"/>
      <text:p text:style-name="P111"/>
      <text:p text:style-name="P113"><text:soft-page-break/>22. Da li se listing klase TestCollection <text:span text:style-name="T118">kompajlira i izvrsava ako se ArrayList zameni sa LinkedList, Vector ili Stack?</text:span></text:p>
      <text:p text:style-name="P112"/>
      <text:p text:style-name="P134">- <text:span text:style-name="T118">DA</text:span></text:p>
      <text:p text:style-name="P111"/>
      <text:p text:style-name="P108"/>
      <text:p text:style-name="P114">23. Kako kreirate prioritetni red za cele brojeve? Po pravilu, kako su elementi poredjani u prioritetnom redu? Da li element sa najmanjom vrednosti dobija najveci prioritet?</text:p>
      <text:p text:style-name="P114"/>
      <text:p text:style-name="P135">- Kod prioritetnog reda, elementima se dodeljuje prioritet. Prvi u prioritetnom redu je onaj koji ima najveci prioritet.</text:p>
      <text:p text:style-name="P30"/>
      <text:p text:style-name="P30"/>
      <text:p text:style-name="P114">24. <text:span text:style-name="T119">Da li interfejs java.util.Queve nasledjuje interfejs java.util.Collection, java.utill.Set ili java.util.List? Da li klasa LinkedList implementira interfejs Queve?</text:span></text:p>
      <text:p text:style-name="P114"/>
      <text:p text:style-name="P135">- <text:span text:style-name="T119">Interfejs java.util.Queve nasledjuje interfejs java.util.Collection. Klasa LinkedList implementira interfejs Deque koji nasledjuje interfejs Queve.</text:span></text:p>
      <text:p text:style-name="P30"/>
      <text:p text:style-name="P30"/>
      <text:p text:style-name="P115">25. Kako kreirate prioritet red koji obrce prirodan redosled elemenata?</text:p>
      <text:p text:style-name="P115"/>
      <text:p text:style-name="P137">- Prioritetni redovi se kreiraju pomocu konstruktora: priorityQueve().</text:p>
      <text:p text:style-name="P115"/>
      <text:p text:style-name="P115"/>
      <text:p text:style-name="P31"><text:span text:style-name="T119">26</text:span>. Koja kolekcija ne dozvoljava duplikate (ponavljanje elemenata)? <text:span text:style-name="T91">***</text:span></text:p>
      <text:p text:style-name="P31"/>
      <text:p text:style-name="P62">- set</text:p>
      <text:p text:style-name="P31"/>
      <text:p text:style-name="P31"/>
      <text:p text:style-name="P31"><text:span text:style-name="T119">27</text:span>. Da li su pop i peek komande iste prilikom koriscenja steka? <text:span text:style-name="T91">***</text:span></text:p>
      <text:p text:style-name="P31"/>
      <text:p text:style-name="P62">- NE</text:p>
      <text:p text:style-name="P31"/>
      <text:p text:style-name="P31"/>
      <text:p text:style-name="P31"><text:span text:style-name="T119">28</text:span>. <text:span text:style-name="T98">Koji od sledecih elemenata nije deo Collection interfejsa? </text:span><text:span text:style-name="T95">***</text:span></text:p>
      <text:p text:style-name="P31"/>
      <text:p text:style-name="P62">- <text:span text:style-name="T98">nijedan od ponudjenih (svi su deo Collection interfejsa).</text:span></text:p>
      <text:p text:style-name="P31"/>
      <text:p text:style-name="P31"/>
      <text:p text:style-name="P31"><text:span text:style-name="T119">29</text:span>. <text:span text:style-name="T98">Kada se kreira lista tipa ArrayList koriscenjem konstrukcije ArrayList&lt;String&gt; x=new ArrayList&lt;&gt;(2) ____ (oznaciti tacne odgovore)? <text:s/></text:span><text:span text:style-name="T95">***</text:span></text:p>
      <text:p text:style-name="P31"/>
      <text:p text:style-name="P62">- <text:span text:style-name="T98">velicina (size) liste dobija vrednost 2</text:span></text:p>
      <text:p text:style-name="P31"/>
      <text:p text:style-name="P31"/>
      <text:p text:style-name="P31"><text:span text:style-name="T119">30</text:span>. <text:span text:style-name="T99">Red je struktura tipa … <text:s/></text:span><text:span text:style-name="T94">***</text:span></text:p>
      <text:p text:style-name="P31"/>
      <text:p text:style-name="P62">- <text:span text:style-name="T99">FIFO</text:span></text:p>
      <text:p text:style-name="P2"><text:soft-page-break/>TEST 4</text:p>
      <text:p text:style-name="P1"/>
      <text:p text:style-name="P3">1.</text:p>
      <text:p text:style-name="P3"/>
      <text:p text:style-name="P3"/>
      <text:p text:style-name="P3"/>
      <text:p text:style-name="P3">2.</text:p>
      <text:p text:style-name="P3"/>
      <text:p text:style-name="P3"/>
      <text:p text:style-name="P3"/>
      <text:p text:style-name="P3">3.</text:p>
      <text:p text:style-name="P3"/>
      <text:p text:style-name="P3"/>
      <text:p text:style-name="P3"/>
      <text:p text:style-name="P3">4.</text:p>
      <text:p text:style-name="P3"/>
      <text:p text:style-name="P3"/>
      <text:p text:style-name="P3"/>
      <text:p text:style-name="P3">5.</text:p>
      <text:p text:style-name="P3"/>
      <text:p text:style-name="P3"/>
      <text:p text:style-name="P3"/>
      <text:p text:style-name="P3">6.</text:p>
      <text:p text:style-name="P3"/>
      <text:p text:style-name="P3"/>
      <text:p text:style-name="P3"/>
      <text:p text:style-name="P3">7.</text:p>
      <text:p text:style-name="P3"/>
      <text:p text:style-name="P3"/>
      <text:p text:style-name="P3"/>
      <text:p text:style-name="P3"/>
      <text:p text:style-name="P3">8.</text:p>
      <text:p text:style-name="P3"/>
      <text:p text:style-name="P3"/>
      <text:p text:style-name="P3"/>
      <text:p text:style-name="P3"/>
      <text:p text:style-name="P3">9.</text:p>
      <text:p text:style-name="P3"/>
      <text:p text:style-name="P3"/>
      <text:p text:style-name="P3"/>
      <text:p text:style-name="P3">10.</text:p>
      <text:p text:style-name="P3"/>
      <text:p text:style-name="P3"/>
      <text:p text:style-name="P3"/>
      <text:p text:style-name="P3">11.</text:p>
      <text:p text:style-name="P3"/>
      <text:p text:style-name="P1"/>
      <text:p text:style-name="P1"/>
      <text:p text:style-name="P2"><text:soft-page-break/>TEST 5</text:p>
      <text:p text:style-name="P1"/>
      <text:p text:style-name="P3">1.</text:p>
      <text:p text:style-name="P3"/>
      <text:p text:style-name="P3"/>
      <text:p text:style-name="P3"/>
      <text:p text:style-name="P3">2.</text:p>
      <text:p text:style-name="P3"/>
      <text:p text:style-name="P3"/>
      <text:p text:style-name="P3"/>
      <text:p text:style-name="P3">3.</text:p>
      <text:p text:style-name="P3"/>
      <text:p text:style-name="P3"/>
      <text:p text:style-name="P3"/>
      <text:p text:style-name="P3">4.</text:p>
      <text:p text:style-name="P3"/>
      <text:p text:style-name="P3"/>
      <text:p text:style-name="P3"/>
      <text:p text:style-name="P3">5.</text:p>
      <text:p text:style-name="P3"/>
      <text:p text:style-name="P3"/>
      <text:p text:style-name="P3"/>
      <text:p text:style-name="P3">6.</text:p>
      <text:p text:style-name="P3"/>
      <text:p text:style-name="P3"/>
      <text:p text:style-name="P3"/>
      <text:p text:style-name="P3">7.</text:p>
      <text:p text:style-name="P3"/>
      <text:p text:style-name="P3"/>
      <text:p text:style-name="P3"/>
      <text:p text:style-name="P3"/>
      <text:p text:style-name="P3">8.</text:p>
      <text:p text:style-name="P3"/>
      <text:p text:style-name="P3"/>
      <text:p text:style-name="P3"/>
      <text:p text:style-name="P3"/>
      <text:p text:style-name="P3">9.</text:p>
      <text:p text:style-name="P3"/>
      <text:p text:style-name="P3"/>
      <text:p text:style-name="P3"/>
      <text:p text:style-name="P3">10.</text:p>
      <text:p text:style-name="P3"/>
      <text:p text:style-name="P3"/>
      <text:p text:style-name="P3"/>
      <text:p text:style-name="P3">11.</text:p>
      <text:p text:style-name="P1"/>
      <text:p text:style-name="P1"/>
      <text:p text:style-name="P1"/>
      <text:p text:style-name="P2"><text:soft-page-break/>TEST 6</text:p>
      <text:p text:style-name="P1"/>
      <text:p text:style-name="P3">1.</text:p>
      <text:p text:style-name="P3"/>
      <text:p text:style-name="P3"/>
      <text:p text:style-name="P3"/>
      <text:p text:style-name="P3">2.</text:p>
      <text:p text:style-name="P3"/>
      <text:p text:style-name="P3"/>
      <text:p text:style-name="P3"/>
      <text:p text:style-name="P3">3.</text:p>
      <text:p text:style-name="P3"/>
      <text:p text:style-name="P3"/>
      <text:p text:style-name="P3"/>
      <text:p text:style-name="P3">4.</text:p>
      <text:p text:style-name="P3"/>
      <text:p text:style-name="P3"/>
      <text:p text:style-name="P3"/>
      <text:p text:style-name="P3">5.</text:p>
      <text:p text:style-name="P3"/>
      <text:p text:style-name="P3"/>
      <text:p text:style-name="P3"/>
      <text:p text:style-name="P3">6.</text:p>
      <text:p text:style-name="P3"/>
      <text:p text:style-name="P3"/>
      <text:p text:style-name="P3"/>
      <text:p text:style-name="P3">7.</text:p>
      <text:p text:style-name="P3"/>
      <text:p text:style-name="P3"/>
      <text:p text:style-name="P3"/>
      <text:p text:style-name="P3"/>
      <text:p text:style-name="P3">8.</text:p>
      <text:p text:style-name="P3"/>
      <text:p text:style-name="P3"/>
      <text:p text:style-name="P3"/>
      <text:p text:style-name="P3"/>
      <text:p text:style-name="P3">9.</text:p>
      <text:p text:style-name="P3"/>
      <text:p text:style-name="P3"/>
      <text:p text:style-name="P3"/>
      <text:p text:style-name="P3">10.</text:p>
      <text:p text:style-name="P3"/>
      <text:p text:style-name="P3"/>
      <text:p text:style-name="P3"/>
      <text:p text:style-name="P3">11.</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Courier New', monospace, sans-serif"/>
    <style:font-face style:name="Mangal1" svg:font-family="Mangal"/>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09:01:59.660000000</meta:creation-date>
    <dc:date>2018-01-23T12:40:02.928000000</dc:date>
    <meta:editing-duration>PT23H22M40S</meta:editing-duration>
    <meta:editing-cycles>108</meta:editing-cycles>
    <meta:generator>LibreOffice/5.0.3.2$Windows_X86_64 LibreOffice_project/e5f16313668ac592c1bfb310f4390624e3dbfb75</meta:generator>
    <meta:document-statistic meta:table-count="0" meta:image-count="0" meta:object-count="0" meta:page-count="14" meta:paragraph-count="244" meta:word-count="2552" meta:character-count="16582" meta:non-whitespace-character-count="14214"/>
  </office:meta>
</office:document-meta>
</file>